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list-style-name="L4">
      <style:text-properties fo:font-weight="bold" style:font-weight-asian="bold" style:font-weight-complex="bold"/>
    </style:style>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4"/>
    <style:style style:name="P11" style:family="paragraph" style:parent-style-name="Standard">
      <style:paragraph-properties fo:break-before="page"/>
      <style:text-properties fo:font-weight="normal" style:font-weight-asian="normal" style:font-weight-complex="normal"/>
    </style:style>
    <style:style style:name="P12" style:family="paragraph" style:parent-style-name="Standard" style:list-style-name="L4">
      <style:paragraph-properties fo:break-before="page"/>
      <style:text-properties fo:font-weight="normal" style:font-weight-asian="normal" style:font-weight-complex="normal"/>
    </style:style>
    <style:style style:name="P13" style:family="paragraph" style:parent-style-name="Standard" style:list-style-name="L5">
      <style:text-properties fo:font-weight="normal" style:font-weight-asian="normal" style:font-weight-complex="normal"/>
    </style:style>
    <style:style style:name="P14" style:family="paragraph" style:parent-style-name="Standard" style:list-style-name="L5">
      <style:text-properties fo:font-weight="bold" style:font-weight-asian="bold" style:font-weight-complex="bold"/>
    </style:style>
    <style:style style:name="P15" style:family="paragraph" style:parent-style-name="Standard" style:list-style-name="L6">
      <style:text-properties fo:font-weight="normal" style:font-weight-asian="normal" style:font-weight-complex="normal"/>
    </style:style>
    <style:style style:name="P16" style:family="paragraph" style:parent-style-name="Standard" style:list-style-name="L7">
      <style:text-properties fo:font-weight="bold" style:font-weight-asian="bold" style:font-weight-complex="bold"/>
    </style:style>
    <style:style style:name="P17" style:family="paragraph" style:parent-style-name="Standard" style:list-style-name="L7">
      <style:text-properties fo:font-weight="normal" style:font-weight-asian="normal" style:font-weight-complex="normal"/>
    </style:style>
    <style:style style:name="P18" style:family="paragraph" style:parent-style-name="Standard" style:list-style-name="L8">
      <style:text-properties fo:font-weight="normal" style:font-weight-asian="normal" style:font-weight-complex="normal"/>
    </style:style>
    <style:style style:name="P19" style:family="paragraph" style:parent-style-name="Standard" style:list-style-name="L4">
      <style:paragraph-properties fo:break-before="page"/>
      <style:text-properties style:use-window-font-color="true" fo:font-weight="normal" style:font-weight-asian="normal" style:font-weight-complex="normal"/>
    </style:style>
    <style:style style:name="P20" style:family="paragraph" style:parent-style-name="Standard" style:list-style-name="L4">
      <style:text-properties style:use-window-font-color="true" fo:font-weight="bold" style:font-weight-asian="bold" style:font-weight-complex="bold"/>
    </style:style>
    <style:style style:name="P21" style:family="paragraph" style:parent-style-name="Standard" style:list-style-name="L4">
      <style:text-properties style:use-window-font-color="true" fo:font-weight="normal" style:font-weight-asian="normal" style:font-weight-complex="normal"/>
    </style:style>
    <style:style style:name="P22" style:family="paragraph" style:parent-style-name="Standard" style:list-style-name="L9">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color="#0000ff" style:font-name="Courier New" fo:font-size="10pt" fo:language="en" fo:country="US" style:text-underline-style="solid" style:text-underline-width="auto" style:text-underline-color="font-color" style:font-name-asian="Courier New" style:font-size-asian="10pt" style:font-name-complex="Courier New" style:font-size-complex="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5">
      <text:list-level-style-number text:level="1" text:style-name="Numbering_20_Symbols" style:num-suffix="." style:num-format="1" text:start-value="9">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dg-utils Test Specification</text:p>
      <text:p text:style-name="P2"/>
      <text:p text:style-name="P2">NOTE: This draft will be replaced with a format that allows test code to be tied to the test specification in a way that is easier to maintain.</text:p>
      <text:p text:style-name="P2"/>
      <text:p text:style-name="P3">General assumptions:</text:p>
      <text:list text:style-name="L1">
        <text:list-item>
          <text:p text:style-name="P4">If any dependency fails, return a test error result, not a failure.</text:p>
        </text:list-item>
        <text:list-item>
          <text:p text:style-name="P4">Every test has the implicit dependency that the utility being tested is in the $PATH. Generally, this is tested by the first unit test for each utility.</text:p>
        </text:list-item>
        <text:list-item>
          <text:p text:style-name="P4">Each test starts in an identical environment.</text:p>
        </text:list-item>
        <text:list-item>
          <text:p text:style-name="P4">Any files or settings created or modified by the test will be removed or restored after the test is complete.</text:p>
        </text:list-item>
        <text:list-item>
          <text:p text:style-name="P4">Test with a USER INTERACTIVE dependency are labeled as such because it is not clear how to automate what is being tested. We seek a method to perform this automation.</text:p>
        </text:list-item>
      </text:list>
      <text:p text:style-name="P3"/>
      <text:p text:style-name="P3">Software Framework: </text:p>
      <text:p text:style-name="Standard"><text:span text:style-name="T1">Automatable tests <text:s/>will be written to run as standalone tests, or as part of 'make test'. Additionally, the tests will be written to be easily wrapped into the Tet framework from the Open Group (</text:span><text:a xlink:type="simple" xlink:href="http://tetworks.opengroup.org/"><text:span text:style-name="T2">http://tetworks.opengroup.org</text:span></text:a><text:span text:style-name="T1">) so that the LSB project can use the tests without too much extra work.</text:span></text:p>
      <text:p text:style-name="P2"/>
      <text:p text:style-name="P3">Filename tests</text:p>
      <text:p text:style-name="P2">Many xdg-utils operate on local files. Many different possibilities for non-traditional filenames exist. Each utility that operates on a file name should accept filenames of the following type. Each test that specifies a file will be run for each of these types of filenames. An exception may be made for USER INTERACTIVE tests until such tests are automated.</text:p>
      <text:list text:style-name="L2">
        <text:list-item>
          <text:p text:style-name="P5">Base case: “normal” unix paths with ASCII non-whitespace characters.</text:p>
        </text:list-item>
        <text:list-item>
          <text:p text:style-name="P5">symlinks</text:p>
        </text:list-item>
        <text:list-item>
          <text:p text:style-name="P5">paths that contain spaces, tabs or newlines</text:p>
        </text:list-item>
        <text:list-item>
          <text:p text:style-name="P5">paths that contain unicode characters</text:p>
        </text:list-item>
        <text:list-item>
          <text:p text:style-name="P5">paths that contain 8-bit non-unicode characters </text:p>
        </text:list-item>
        <text:list-item>
          <text:p text:style-name="P5">relative vs. absolute paths</text:p>
        </text:list-item>
      </text:list>
      <text:p text:style-name="P2"/>
      <text:p text:style-name="P3">URL tests</text:p>
      <text:p text:style-name="P2">In cases where a URL is being translated from URL space to local filename space (or vice versa), the test will ensure that encoded or decoded correctly.</text:p>
      <text:list text:style-name="L3">
        <text:list-item>
          <text:p text:style-name="P6">Base case: “normal” URLs that contain no spaces or encoded characters. </text:p>
        </text:list-item>
        <text:list-item>
          <text:p text:style-name="P6"><text:a xlink:type="simple" xlink:href="//./">file:///</text:a> URLs – verify that encoded text is correctly matched to the local file.</text:p>
        </text:list-item>
        <text:list-item>
          <text:p text:style-name="P6">URLs that contain encoded whitespace characters.</text:p>
        </text:list-item>
        <text:list-item>
          <text:p text:style-name="P6">URLs that contain encoded Unicode characters. </text:p>
        </text:list-item>
      </text:list>
      <text:p text:style-name="P2"/>
      <text:p text:style-name="P3"/>
      <text:p text:style-name="P3"/>
      <text:p text:style-name="P7">Generic unit tests:</text:p>
      <text:p text:style-name="P2">These tests will be run for each utility, where XDG-UTIL is the name of the utility we are testing. These tests are identical for each utility.</text:p>
      <text:p text:style-name="P2"/>
      <text:list text:style-name="L4">
        <text:list-item>
          <text:list>
            <text:list-item>
              <text:p text:style-name="P8">Test<text:span text:style-name="T1">: no argument test<text:line-break/></text:span>Purpose<text:span text:style-name="T1">: Ensure that XDG-UTIL exits with an error and usage message when called without required arguments.<text:line-break/></text:span>Description<text:span text:style-name="T1">: Run the utility with no arguments and check the output.</text:span></text:p>
              <text:p text:style-name="P8">Dependencies<text:span text:style-name="T1">:</text:span></text:p>
              <text:p text:style-name="P8">Test sequence<text:span text:style-name="T1">:</text:span></text:p>
              <text:list>
                <text:list-item>
                  <text:p text:style-name="P9">Initialize</text:p>
                  <text:list>
                    <text:list-item>
                      <text:p text:style-name="P9">Clear DISPLAY</text:p>
                    </text:list-item>
                  </text:list>
                </text:list-item>
                <text:list-item>
                  <text:p text:style-name="P9">Execute “XDG-UTIL”</text:p>
                  <text:list>
                    <text:list-item>
                      <text:p text:style-name="P9">Expect exit 1.</text:p>
                    </text:list-item>
                    <text:list-item>
                      <text:p text:style-name="P9">Expect no STDOUT</text:p>
                    </text:list-item>
                    <text:list-item>
                      <text:p text:style-name="P9">Expect <text:s/>STDERR</text:p>
                    </text:list-item>
                  </text:list>
                </text:list-item>
              </text:list>
              <text:p text:style-name="P8">Notes<text:span text:style-name="T1">:</text:span></text:p>
            </text:list-item>
            <text:list-item>
              <text:p text:style-name="P9"><text:span text:style-name="T3">Test</text:span>: bogus argument test</text:p>
              <text:p text:style-name="P9"><text:span text:style-name="T3">Purpose</text:span>: Ensure utility can handle bad arguments</text:p>
              <text:p text:style-name="P9"><text:span text:style-name="T3">Description</text:span>: Run the utility with '--foobar-bogus-argument' and verify an error message is printed to STDOUT</text:p>
              <text:p text:style-name="P9"><text:span text:style-name="T3">Dependencies</text:span>: <text:line-break/><text:span text:style-name="T3">Test Sequence</text:span>: </text:p>
              <text:list>
                <text:list-item>
                  <text:p text:style-name="P9">Initialize</text:p>
                  <text:list>
                    <text:list-item>
                      <text:p text:style-name="P9">Clear DISPLAY</text:p>
                    </text:list-item>
                  </text:list>
                </text:list-item>
                <text:list-item>
                  <text:p text:style-name="P9">Execute “XDG-UTIL --foobar-bogus-argument'”</text:p>
                  <text:list>
                    <text:list-item>
                      <text:p text:style-name="P9">Expect exit 1.</text:p>
                    </text:list-item>
                    <text:list-item>
                      <text:p text:style-name="P9">Expect no STDOUT</text:p>
                    </text:list-item>
                    <text:list-item>
                      <text:p text:style-name="P9">Expect <text:s/>STDERR</text:p>
                    </text:list-item>
                  </text:list>
                </text:list-item>
              </text:list>
              <text:p text:style-name="P9"><text:span text:style-name="T3">Notes</text:span>: </text:p>
            </text:list-item>
            <text:list-item>
              <text:p text:style-name="P9"><text:span text:style-name="T3">Test</text:span>: help tests</text:p>
              <text:p text:style-name="P9"><text:span text:style-name="T3">Purpose</text:span>: ensure all of the help, version and manual options work.</text:p>
              <text:p text:style-name="P9"><text:span text:style-name="T3">Description</text:span>: Run the utility with each of {--help,--manual,--version} and verify that output appears on STDOUT with exit 0.</text:p>
              <text:p text:style-name="P9"><text:span text:style-name="T3">Dependencies</text:span>:<text:line-break/><text:span text:style-name="T3">Test Sequence</text:span>:</text:p>
              <text:list>
                <text:list-item>
                  <text:p text:style-name="P9">Initialize</text:p>
                  <text:list>
                    <text:list-item>
                      <text:p text:style-name="P9">Clear DISPLAY</text:p>
                    </text:list-item>
                  </text:list>
                </text:list-item>
                <text:list-item>
                  <text:p text:style-name="P9">Execute each of <text:s/>{“XDG-UTIL –help”, “XDG-UTIL –manual”, “XDG-UTIL –version”}</text:p>
                  <text:list>
                    <text:list-item>
                      <text:p text:style-name="P9">Expect exit 0.</text:p>
                    </text:list-item>
                    <text:list-item>
                      <text:p text:style-name="P9">Expect <text:s/>STDOUT</text:p>
                    </text:list-item>
                    <text:list-item>
                      <text:p text:style-name="P9">Expect <text:s/>no STDERR</text:p>
                    </text:list-item>
                  </text:list>
                </text:list-item>
              </text:list>
              <text:p text:style-name="P9"><text:span text:style-name="T3">Notes</text:span>:</text:p>
              <text:p text:style-name="P9"/>
            </text:list-item>
          </text:list>
        </text:list-item>
      </text:list>
      <text:p text:style-name="P7">Unit Test Descriptions: </text:p>
      <text:list text:style-name="L4">
        <text:list-item text:start-value="1">
          <text:p text:style-name="P9"><text:span text:style-name="T3">Utility</text:span>: xdg-mime</text:p>
          <text:list>
            <text:list-item>
              <text:p text:style-name="P9">Generic tests.</text:p>
            </text:list-item>
            <text:list-item>
              <text:p text:style-name="P8">Test<text:span text:style-name="T1">: text mime type<text:line-break/></text:span>Purpose<text:span text:style-name="T1">: Verify that the basic “text/plain” type is working.<text:line-break/></text:span>Description<text:span text:style-name="T1">: Run the utility on a generic text file and see that “text/plain” is returned. Note that we are testing file rules described on p. 1.</text:span></text:p>
              <text:p text:style-name="P8">Dependencies<text:span text:style-name="T1">:</text:span></text:p>
              <text:p text:style-name="P8">Test sequence<text:span text:style-name="T1">:</text:span></text:p>
              <text:list>
                <text:list-item>
                  <text:p text:style-name="P9">Initialize</text:p>
                  <text:list>
                    <text:list-item>
                      <text:p text:style-name="P9">Clear DISPLAY</text:p>
                    </text:list-item>
                    <text:list-item>
                      <text:p text:style-name="P9">Create &lt;file&gt;.txt as an ASCII file. </text:p>
                    </text:list-item>
                  </text:list>
                </text:list-item>
                <text:list-item>
                  <text:p text:style-name="P9">Execute “xdg-mime query filetype &lt;file&gt;.txt”</text:p>
                  <text:list>
                    <text:list-item>
                      <text:p text:style-name="P9">Expect exit 0</text:p>
                    </text:list-item>
                    <text:list-item>
                      <text:p text:style-name="P9">Expect STDOUT to match “text/plain” exactly.</text:p>
                    </text:list-item>
                    <text:list-item>
                      <text:p text:style-name="P9">Expect no STDERR</text:p>
                    </text:list-item>
                  </text:list>
                </text:list-item>
              </text:list>
              <text:p text:style-name="P8">Notes<text:span text:style-name="T1">:</text:span></text:p>
            </text:list-item>
            <text:list-item>
              <text:p text:style-name="P8">Test<text:span text:style-name="T1">: user mime install test <text:line-break/></text:span>Purpose<text:span text:style-name="T1">: Verify that new mime types are installed correcty.<text:line-break/></text:span>Description<text:span text:style-name="T1">: Install a test mime type, and verify that it is installed correctly.</text:span></text:p>
              <text:p text:style-name="P8">Dependencies<text:span text:style-name="T1">:</text:span></text:p>
              <text:list>
                <text:list-item>
                  <text:p text:style-name="P9"><text:s/>testmime.xml is provided with the test suite, describing an extension TESTEXT, type TESTMIMETYPE.</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foo.TESTEXT</text:p>
                    </text:list-item>
                  </text:list>
                </text:list-item>
                <text:list-item>
                  <text:p text:style-name="P9">Execute each of “xdg-mime install --user testmime.xml” </text:p>
                  <text:list>
                    <text:list-item>
                      <text:p text:style-name="P9">Expect exit code 0</text:p>
                    </text:list-item>
                    <text:list-item>
                      <text:p text:style-name="P9">Expect no STDERR</text:p>
                    </text:list-item>
                    <text:list-item>
                      <text:p text:style-name="P9">Expect no STDOUT</text:p>
                    </text:list-item>
                  </text:list>
                </text:list-item>
                <text:list-item>
                  <text:p text:style-name="P9">Execute “xdg-mime query filetype foo.TESTEXT”</text:p>
                  <text:list>
                    <text:list-item>
                      <text:p text:style-name="P9">Expect exit code 0</text:p>
                    </text:list-item>
                    <text:list-item>
                      <text:p text:style-name="P9">Expect STDOUT to match TESTMIMETYPE, as defined by testmime.xml</text:p>
                    </text:list-item>
                    <text:list-item>
                      <text:p text:style-name="P9">Expect no STDERR</text:p>
                    </text:list-item>
                  </text:list>
                </text:list-item>
              </text:list>
            </text:list-item>
            <text:list-item>
              <text:p text:style-name="P8">Test<text:span text:style-name="T1">: system mime install test <text:line-break/></text:span>Purpose<text:span text:style-name="T1">: Verify that new mime types are installed correcty.<text:line-break/></text:span>Description<text:span text:style-name="T1">: Install a test mime type, and verify that it is installed correctly.</text:span></text:p>
              <text:p text:style-name="P8">Dependencies<text:span text:style-name="T1">:</text:span></text:p>
              <text:list>
                <text:list-item>
                  <text:p text:style-name="P9"><text:s/>testmime.xml is provided with the test suite, describing an extension TESTEXT, type TESTMIMETYPE.</text:p>
                </text:list-item>
                <text:list-item>
                  <text:p text:style-name="P9">Root acce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foo.TESTEXT</text:p>
                    </text:list-item>
                  </text:list>
                </text:list-item>
                <text:list-item>
                  <text:p text:style-name="P9">Execute each of “xdg-mime install --system testmime.xml” </text:p>
                  <text:list>
                    <text:list-item>
                      <text:p text:style-name="P9">Expect exit code 0</text:p>
                    </text:list-item>
                    <text:list-item>
                      <text:p text:style-name="P9">Expect no STDERR</text:p>
                    </text:list-item>
                    <text:list-item>
                      <text:p text:style-name="P9">Expect no STDOUT</text:p>
                    </text:list-item>
                  </text:list>
                </text:list-item>
                <text:list-item>
                  <text:p text:style-name="P9">Execute “xdg-mime query filetype foo.TESTEXT”</text:p>
                  <text:list>
                    <text:list-item>
                      <text:p text:style-name="P9">Expect exit code 0</text:p>
                    </text:list-item>
                    <text:list-item>
                      <text:p text:style-name="P9">Expect STDOUT to match TESTMIMETYPE, as defined by testmime.xml</text:p>
                    </text:list-item>
                    <text:list-item>
                      <text:p text:style-name="P9">Expect no STDERR</text:p>
                    </text:list-item>
                  </text:list>
                </text:list-item>
              </text:list>
              <text:p text:style-name="P8">Notes/Questions<text:span text:style-name="T1">:</text:span></text:p>
            </text:list-item>
            <text:list-item>
              <text:p text:style-name="P8">Test<text:span text:style-name="T1">: user mime uninstall test<text:line-break/></text:span>Purpose<text:span text:style-name="T1">: Verify that mime types are correctly removed from the database.<text:line-break/></text:span>Description<text:span text:style-name="T1">: Install a mime type, then remove it.</text:span></text:p>
              <text:p text:style-name="P8">Dependencies<text:span text:style-name="T1">: </text:span></text:p>
              <text:list>
                <text:list-item>
                  <text:p text:style-name="P9">Test 2.2 (install mime type) i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Install testmime.xml (see 2.2)</text:p>
                    </text:list-item>
                  </text:list>
                </text:list-item>
                <text:list-item>
                  <text:p text:style-name="P9">Execute “xdg-mime uninstall –user testmime.xml”</text:p>
                  <text:list>
                    <text:list-item>
                      <text:p text:style-name="P9">Expect exit code 0</text:p>
                    </text:list-item>
                    <text:list-item>
                      <text:p text:style-name="P9">Expect no STDOUT</text:p>
                    </text:list-item>
                    <text:list-item>
                      <text:p text:style-name="P9">Expect no STDERR</text:p>
                    </text:list-item>
                  </text:list>
                </text:list-item>
                <text:list-item>
                  <text:p text:style-name="P9">Execute “xdg-mime query filetype foo.TESTEXT”</text:p>
                  <text:list>
                    <text:list-item>
                      <text:p text:style-name="P9">Expect exit code 0 (??)</text:p>
                    </text:list-item>
                    <text:list-item>
                      <text:p text:style-name="P9">Expect STDOUT not to contain TESTMIMETYPE.</text:p>
                    </text:list-item>
                    <text:list-item>
                      <text:p text:style-name="P9">Expect no STDERR</text:p>
                    </text:list-item>
                  </text:list>
                </text:list-item>
              </text:list>
              <text:p text:style-name="P10"><text:span text:style-name="T3">Notes/Questions</text:span><text:span text:style-name="T1">:</text:span></text:p>
            </text:list-item>
            <text:list-item>
              <text:p text:style-name="P8">Test<text:span text:style-name="T1">: system mime uninstall test<text:line-break/></text:span>Purpose<text:span text:style-name="T1">: Verify that mime types are correctly removed from the database.<text:line-break/></text:span>Description<text:span text:style-name="T1">: Install a mime type, then remove it.</text:span></text:p>
              <text:p text:style-name="P8">Dependencies<text:span text:style-name="T1">: </text:span></text:p>
              <text:list>
                <text:list-item>
                  <text:p text:style-name="P9">Test 2.2 (install mime type) is PASS</text:p>
                </text:list-item>
                <text:list-item>
                  <text:p text:style-name="P9">root acce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Install testmime.xml (see 2.2)</text:p>
                    </text:list-item>
                  </text:list>
                </text:list-item>
                <text:list-item>
                  <text:p text:style-name="P9">Execute “xdg-mime uninstall –system testmime.xml”</text:p>
                  <text:list>
                    <text:list-item>
                      <text:p text:style-name="P9">Expect exit code 0</text:p>
                    </text:list-item>
                    <text:list-item>
                      <text:p text:style-name="P9">Expect no STDOUT</text:p>
                    </text:list-item>
                    <text:list-item>
                      <text:p text:style-name="P9">Expect no STDERR</text:p>
                    </text:list-item>
                  </text:list>
                </text:list-item>
                <text:list-item>
                  <text:p text:style-name="P9">Execute “xdg-mime query filetype foo.TESTEXT”</text:p>
                  <text:list>
                    <text:list-item>
                      <text:p text:style-name="P9">Expect exit code 0 (??)</text:p>
                    </text:list-item>
                    <text:list-item>
                      <text:p text:style-name="P9">Expect STDOUT not to contain TESTMIMETYPE.</text:p>
                    </text:list-item>
                    <text:list-item>
                      <text:p text:style-name="P9">Expect no STDERR</text:p>
                    </text:list-item>
                  </text:list>
                </text:list-item>
              </text:list>
              <text:p text:style-name="P9"><text:span text:style-name="T3">Notes/Questions</text:span>:</text:p>
            </text:list-item>
            <text:list-item>
              <text:p text:style-name="P9"><text:span text:style-name="T3">Test</text:span>: double install<text:line-break/><text:span text:style-name="T3">Purpose</text:span>: Verify that installing over an already installed mime type does not affect behavior.<text:line-break/><text:span text:style-name="T3">Description</text:span>: </text:p>
              <text:p text:style-name="P8">Dependencies<text:span text:style-name="T1">:</text:span></text:p>
              <text:list>
                <text:list-item>
                  <text:p text:style-name="P9"><text:s/>testmime.xml is provided with the test suite, describing an extension TESTEXT, type TESTMIMETYPE.</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foo.TESTEXT</text:p>
                    </text:list-item>
                    <text:list-item>
                      <text:p text:style-name="P9">Install testmime.xml</text:p>
                    </text:list-item>
                  </text:list>
                </text:list-item>
                <text:list-item>
                  <text:p text:style-name="P9">Execute “xdg-mime install --user testmime.xml” </text:p>
                  <text:list>
                    <text:list-item>
                      <text:p text:style-name="P9">Expect exit code 0</text:p>
                    </text:list-item>
                    <text:list-item>
                      <text:p text:style-name="P9">(permit warnings on STDERR and STDOUT)</text:p>
                    </text:list-item>
                  </text:list>
                </text:list-item>
                <text:list-item>
                  <text:p text:style-name="P9">Execute “xdg-mime query filetype foo.TESTEXT”</text:p>
                  <text:list>
                    <text:list-item>
                      <text:p text:style-name="P9">Expect exit code 0</text:p>
                    </text:list-item>
                    <text:list-item>
                      <text:p text:style-name="P9">Expect STDOUT to match TESTMIMETYPE, as defined by testmime.xml</text:p>
                    </text:list-item>
                    <text:list-item>
                      <text:p text:style-name="P9">Expect no STDERR</text:p>
                    </text:list-item>
                  </text:list>
                </text:list-item>
              </text:list>
            </text:list-item>
            <text:list-item>
              <text:p text:style-name="P9"><text:span text:style-name="T3">Test</text:span>: uninstall not installed<text:line-break/><text:span text:style-name="T3">Purpose</text:span>: Verify removing a not-installed mime type does not generate errors<text:line-break/><text:span text:style-name="T3">Description</text:span>: </text:p>
              <text:p text:style-name="P8">Dependencies<text:span text:style-name="T1">: </text:span></text:p>
              <text:list>
                <text:list-item>
                  <text:p text:style-name="P9">Test 2.2 (install mime type) i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
                </text:list-item>
                <text:list-item>
                  <text:p text:style-name="P9">Execute “xdg-mime uninstall –user testmime.xml”</text:p>
                  <text:list>
                    <text:list-item>
                      <text:p text:style-name="P9">Expect exit code 0</text:p>
                    </text:list-item>
                    <text:list-item>
                      <text:p text:style-name="P9">(permit warnings on STDERR or STDOUT)</text:p>
                    </text:list-item>
                  </text:list>
                </text:list-item>
                <text:list-item>
                  <text:p text:style-name="P9">Execute “xdg-mime query filetype foo.TESTEXT”</text:p>
                  <text:list>
                    <text:list-item>
                      <text:p text:style-name="P9">Expect exit code 0</text:p>
                    </text:list-item>
                    <text:list-item>
                      <text:p text:style-name="P9">Expect STDOUT not to contain TESTMIMETYPE.</text:p>
                    </text:list-item>
                    <text:list-item>
                      <text:p text:style-name="P9">Expect no STDERR</text:p>
                    </text:list-item>
                  </text:list>
                </text:list-item>
              </text:list>
              <text:p text:style-name="P9"><text:span text:style-name="T3">Notes/Questions</text:span>:</text:p>
            </text:list-item>
            <text:list-item>
              <text:p text:style-name="P9"><text:span text:style-name="T3">Test</text:span>: query non-existant file (bug 7123 case 1)</text:p>
              <text:p text:style-name="P8">Purpose<text:span text:style-name="T1">: Verify exit code 2 when queried with a file that does not exist.<text:line-break/></text:span>Description<text:span text:style-name="T1">:</text:span></text:p>
              <text:p text:style-name="P8">Dependencies<text:span text:style-name="T1">: </text:span></text:p>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
                </text:list-item>
                <text:list-item>
                  <text:p text:style-name="P9">Execute “xdg-mime non-existing-file.bar”</text:p>
                  <text:list>
                    <text:list-item>
                      <text:p text:style-name="P9">Expect exit code 2</text:p>
                    </text:list-item>
                    <text:list-item>
                      <text:p text:style-name="P9">Expect no STDOUT.</text:p>
                    </text:list-item>
                    <text:list-item>
                      <text:p text:style-name="P9">Expect STDERR</text:p>
                    </text:list-item>
                  </text:list>
                </text:list-item>
              </text:list>
              <text:p text:style-name="P9"><text:span text:style-name="T3">Notes/Questions</text:span>:</text:p>
            </text:list-item>
            <text:list-item>
              <text:p text:style-name="P9"><text:span text:style-name="T3">Test</text:span>: query foo.bar containing text “foobar”.</text:p>
              <text:p text:style-name="P8">Purpose<text:span text:style-name="T1">: Verify we get 'text/plain' for an unknown test file.<text:line-break/></text:span>Description<text:span text:style-name="T1">:</text:span></text:p>
              <text:p text:style-name="P8">Dependencies<text:span text:style-name="T1">: </text:span></text:p>
              <text:list>
                <text:list-item>
                  <text:p text:style-name="P9">.bar is not a registered file type.</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foo.bar' with text 'foobar'</text:p>
                    </text:list-item>
                  </text:list>
                </text:list-item>
                <text:list-item>
                  <text:p text:style-name="P9">Execute “xdg-mime query filetype foo.bar”</text:p>
                  <text:list>
                    <text:list-item>
                      <text:p text:style-name="P9">Expect exit code 0</text:p>
                    </text:list-item>
                    <text:list-item>
                      <text:p text:style-name="P9">Expect STDOUT to match “text/plain”.</text:p>
                    </text:list-item>
                    <text:list-item>
                      <text:p text:style-name="P9">Expect STDERR</text:p>
                    </text:list-item>
                  </text:list>
                </text:list-item>
              </text:list>
              <text:p text:style-name="P9"><text:span text:style-name="T3">Notes/Questions</text:span>:</text:p>
            </text:list-item>
          </text:list>
        </text:list-item>
      </text:list>
      <text:p text:style-name="P11"/>
      <text:list text:style-name="L4" text:continue-numbering="true">
        <text:list-item>
          <text:p text:style-name="P9">Utility: xdg-open</text:p>
          <text:list>
            <text:list-item>
              <text:p text:style-name="P9">Generic Tests</text:p>
            </text:list-item>
            <text:list-item>
              <text:p text:style-name="P8">Test<text:span text:style-name="T1">: <text:s/>Open test (manual)<text:line-break/></text:span>Purpose<text:span text:style-name="T1">: Verify that each file and URL type <text:s/>(see p.1) is opened correctly.<text:line-break/></text:span>Description<text:span text:style-name="T1">: Open a file/URL using each protocol. Manually verify that the windows open as expected. (Expectations will vary.)</text:span></text:p>
              <text:p text:style-name="P8">Dependencies<text:span text:style-name="T1">: </text:span></text:p>
              <text:list>
                <text:list-item>
                  <text:p text:style-name="P9">USER INTERACTIVE</text:p>
                </text:list-item>
                <text:list-item>
                  <text:p text:style-name="P9">Xdg-mime –defapp “foo.html” returns the users's preferred browser.</text:p>
                </text:list-item>
              </text:list>
              <text:p text:style-name="P8">Test sequence<text:span text:style-name="T1">: (for each of {&lt;filesystem&gt;,</text:span><text:a xlink:type="simple" xlink:href="//./"><text:span text:style-name="T4">file://</text:span></text:a><text:span text:style-name="T1">, http://,https://, ftp://})</text:span></text:p>
            </text:list-item>
          </text:list>
        </text:list-item>
      </text:list>
      <text:list text:style-name="L4">
        <text:list-item text:start-value="1">
          <text:list>
            <text:list-item text:start-value="1">
              <text:list>
                <text:list-item text:start-value="1">
                  <text:p text:style-name="P9">Execute “xdg-mime –defapp foo.html” and record result R3_2</text:p>
                </text:list-item>
                <text:list-item>
                  <text:p text:style-name="P9">Execute “which R3_2”</text:p>
                </text:list-item>
              </text:list>
            </text:list-item>
          </text:list>
        </text:list-item>
      </text:list>
      <text:list text:style-name="L4">
        <text:list-item text:start-value="1">
          <text:list>
            <text:list-item text:start-value="1">
              <text:list>
                <text:list-item text:start-value="1">
                  <text:list>
                    <text:list-item text:start-value="1">
                      <text:p text:style-name="P9">Expect exit 0 or return NORESULT</text:p>
                    </text:list-item>
                  </text:list>
                </text:list-item>
                <text:list-item>
                  <text:p text:style-name="P9">Execute “xdg-open &lt;url&gt;”</text:p>
                  <text:list>
                    <text:list-item>
                      <text:p text:style-name="P9">Expect exit 0</text:p>
                    </text:list-item>
                  </text:list>
                </text:list-item>
                <text:list-item>
                  <text:p text:style-name="P9">Query user: “Did R3_2 open?” </text:p>
                  <text:list>
                    <text:list-item>
                      <text:p text:style-name="P9">Expect YES</text:p>
                    </text:list-item>
                  </text:list>
                </text:list-item>
                <text:list-item>
                  <text:p text:style-name="P9">Query user: “Does the &lt;some description&gt; match?” </text:p>
                  <text:list>
                    <text:list-item>
                      <text:p text:style-name="P9">Expect YES</text:p>
                    </text:list-item>
                  </text:list>
                </text:list-item>
              </text:list>
              <text:p text:style-name="P9"><text:span text:style-name="T3">Notes</text:span>: We cannot expect no STDERR/STDOUT since some environments (eg SUSE/Gnome/Firefox) print debug messages to the console.</text:p>
            </text:list-item>
            <text:list-item>
              <text:p text:style-name="P8">Test<text:span text:style-name="T1">: URL open test (automatic) <text:line-break/></text:span>Purpose<text:span text:style-name="T1">: Verify the URL is opened as expected.<text:line-break/></text:span>Description<text:span text:style-name="T1">: Call xdg-open, then examine the server's access log to see if the correct HTTP/HTTPS/FTP request was made.</text:span></text:p>
              <text:p text:style-name="P8">Dependencies<text:span text:style-name="T1">:</text:span></text:p>
              <text:list>
                <text:list-item>
                  <text:p text:style-name="P9">Lightweight HTTP/FTP servers.</text:p>
                </text:list-item>
                <text:list-item>
                  <text:p text:style-name="P9">Xdg-mime –defapp “foo.html” returns the users's preferred browser.</text:p>
                </text:list-item>
                <text:list-item>
                  <text:p text:style-name="P9">Running X serve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reate &lt;file&gt;</text:p>
                    </text:list-item>
                  </text:list>
                </text:list-item>
                <text:list-item>
                  <text:p text:style-name="P9">Record R4_2 = “xdg-mime –defapp foo.html”</text:p>
                </text:list-item>
                <text:list-item>
                  <text:p text:style-name="P9">Execute “xdg-open <text:a xlink:type="simple" xlink:href="http://someserver/UNIQUE_ID%20with%20spaces.txt">http://localhost:PORT/&lt;file&gt;</text:a><text:a xlink:type="simple" xlink:href="http://someserver/UNIQUE_ID%20with%20spaces.txt"><text:span text:style-name="T4">”</text:span></text:a></text:p>
                  <text:list>
                    <text:list-item>
                      <text:p text:style-name="P9">Expect exit 0</text:p>
                    </text:list-item>
                    <text:list-item>
                      <text:p text:style-name="P9">Expect no STDERR</text:p>
                    </text:list-item>
                    <text:list-item>
                      <text:p text:style-name="P9">Expect no STDOUT</text:p>
                    </text:list-item>
                    <text:list-item>
                      <text:p text:style-name="P9">Expect to find &lt;file&gt; in the server's access log .</text:p>
                    </text:list-item>
                    <text:list-item>
                      <text:p text:style-name="P9">Find the <text:s/>USER_AGENT string on the line for &lt;file&gt;. Expect it to match based on R4_2.</text:p>
                    </text:list-item>
                  </text:list>
                </text:list-item>
              </text:list>
              <text:p text:style-name="P9"><text:span text:style-name="T3">Notes</text:span>: </text:p>
            </text:list-item>
          </text:list>
        </text:list-item>
      </text:list>
      <text:list text:style-name="L4">
        <text:list-item text:start-value="1">
          <text:list>
            <text:list-item text:start-value="1">
              <text:list>
                <text:list-item text:start-value="1">
                  <text:p text:style-name="P9">It may be possible to test the FTP protocol in a similar way.</text:p>
                </text:list-item>
                <text:list-item>
                  <text:p text:style-name="P9">For &lt;filesystem&gt; and <text:a xlink:type="simple" xlink:href="//./">file://</text:a> it may be possible to use something like inotify/atime to see when a file was accessed.</text:p>
                </text:list-item>
              </text:list>
            </text:list-item>
            <text:list-item>
              <text:p text:style-name="P8">Test<text:span text:style-name="T1">: directory open test <text:line-break/></text:span>Purpose<text:span text:style-name="T1">:Verify that a directory browser opens correctly.<text:line-break/></text:span>Description<text:span text:style-name="T1">: xdg-open &lt;dir&gt; and verify that the user's directory browser opens.</text:span></text:p>
              <text:p text:style-name="P8">Dependencies<text:span text:style-name="T1">:</text:span></text:p>
              <text:list>
                <text:list-item>
                  <text:p text:style-name="P9">USER INTERACTIVE</text:p>
                </text:list-item>
                <text:list-item>
                  <text:p text:style-name="P9">Running X serve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reate &lt;dir&gt;</text:p>
                    </text:list-item>
                  </text:list>
                </text:list-item>
                <text:list-item>
                  <text:p text:style-name="P9">Execute “xdg-open &lt;dir&gt;”</text:p>
                  <text:list>
                    <text:list-item>
                      <text:p text:style-name="P9">Expect exit 0</text:p>
                    </text:list-item>
                    <text:list-item>
                      <text:p text:style-name="P9">Expect no STDERR</text:p>
                    </text:list-item>
                    <text:list-item>
                      <text:p text:style-name="P9">Expect no STDOUT</text:p>
                    </text:list-item>
                  </text:list>
                </text:list-item>
                <text:list-item>
                  <text:p text:style-name="P9">Ask user “Did &lt;dir&gt; open in a directory browser?”</text:p>
                  <text:list>
                    <text:list-item>
                      <text:p text:style-name="P9">Expect YES</text:p>
                    </text:list-item>
                  </text:list>
                </text:list-item>
              </text:list>
              <text:p text:style-name="P9"><text:span text:style-name="T3">Notes</text:span>:</text:p>
              <text:p text:style-name="P9"/>
              <text:p text:style-name="P12"/>
            </text:list-item>
          </text:list>
        </text:list-item>
        <text:list-item>
          <text:p text:style-name="P9">Utility: xdg-email</text:p>
          <text:list>
            <text:list-item>
              <text:p text:style-name="P9">Generic tests.</text:p>
            </text:list-item>
            <text:list-item>
              <text:p text:style-name="P9"><text:span text:style-name="T3">Test</text:span>: mail to</text:p>
              <text:p text:style-name="P9"><text:span text:style-name="T3">Purpose</text:span>: Verify the most basic use case.<text:line-break/><text:span text:style-name="T3">Description</text:span>: Open a mailto: URI that contains only an address.<text:line-break/><text:span text:style-name="T3">Dependencies</text:span>:</text:p>
              <text:list>
                <text:list-item>
                  <text:p text:style-name="P9">USER INTERACTIVE</text:p>
                </text:list-item>
                <text:list-item>
                  <text:p text:style-name="P9">Running X server</text:p>
                </text:list-item>
                <text:list-item>
                  <text:p text:style-name="P9">Email client is sufficiently configured to send email.(eg. no “Setup Wizard” will appear)</text:p>
                </text:list-item>
              </text:list>
              <text:p text:style-name="P9"><text:span text:style-name="T3">Test Sequence</text:span>:</text:p>
            </text:list-item>
          </text:list>
        </text:list-item>
      </text:list>
      <text:list text:style-name="L4">
        <text:list-item text:start-value="1">
          <text:list>
            <text:list-item text:start-value="1">
              <text:list>
                <text:list-item text:start-value="1">
                  <text:p text:style-name="P9">Execute “xdg-email '<text:a xlink:type="simple" xlink:href="mailto:user@test.org">mailto:user@test.org</text:a>'”</text:p>
                  <text:list>
                    <text:list-item>
                      <text:p text:style-name="P9">Expect exit 0</text:p>
                    </text:list-item>
                  </text:list>
                </text:list-item>
                <text:list-item>
                  <text:p text:style-name="P9">Ask user “Did email window open with correct email address?”</text:p>
                  <text:list>
                    <text:list-item>
                      <text:p text:style-name="P9">Expect YES</text:p>
                    </text:list-item>
                  </text:list>
                </text:list-item>
              </text:list>
              <text:p text:style-name="P9"><text:span text:style-name="T3">Notes</text:span>:</text:p>
            </text:list-item>
            <text:list-item>
              <text:p text:style-name="P8">Test<text:span text:style-name="T1">: basic compose mail<text:line-break/></text:span>Purpose<text:span text:style-name="T1">: Make sure that the email composed correctly.<text:line-break/></text:span>Description<text:span text:style-name="T1">: Run xdg-email and verify that the email shows up correctly.</text:span></text:p>
              <text:p text:style-name="P8">Dependencies<text:span text:style-name="T1">:</text:span></text:p>
              <text:list>
                <text:list-item>
                  <text:p text:style-name="P9">USER INTERACTIVE</text:p>
                </text:list-item>
                <text:list-item>
                  <text:p text:style-name="P9">Running X server</text:p>
                </text:list-item>
                <text:list-item>
                  <text:p text:style-name="P9">Email client is sufficiently configured to send email.(eg. no “Setup Wizard” will appea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reate &lt;attachfile&gt;</text:p>
                    </text:list-item>
                  </text:list>
                </text:list-item>
                <text:list-item>
                  <text:p text:style-name="P9">Execute “xdg-email –cc <text:a xlink:type="simple" xlink:href="mailto:'testCC@user.org">'testCC@user.org</text:a>' –bcc <text:a xlink:type="simple" xlink:href="mailto:'testBCC@user.org">'testBCC@user.org</text:a>' –subject 'Test Subject' –body 'Body test' –attach &lt;attachfile&gt; <text:a xlink:type="simple" xlink:href="mailto:'testTO@user.org">'testTO@user.org</text:a>'</text:p>
                  <text:list>
                    <text:list-item>
                      <text:p text:style-name="P9">Expect exit 0</text:p>
                    </text:list-item>
                  </text:list>
                </text:list-item>
                <text:list-item>
                  <text:p text:style-name="P9">Ask user to verify fields filled. For each argument, present the user with the argument string and ask “Does &lt;field&gt; match &lt;data&gt;?”</text:p>
                  <text:list>
                    <text:list-item>
                      <text:p text:style-name="P9">Expect YES</text:p>
                    </text:list-item>
                  </text:list>
                </text:list-item>
              </text:list>
              <text:p text:style-name="P9"><text:span text:style-name="T3">Notes</text:span>: This could be automated by simply asking the user to click send and having the mail verified by some automated tool.</text:p>
            </text:list-item>
            <text:list-item>
              <text:p text:style-name="P8">Test<text:span text:style-name="T1">: multiple address compose<text:line-break/></text:span>Purpose<text:span text:style-name="T1">: Verify multiple addresses show up correctly.<text:line-break/></text:span>Description<text:span text:style-name="T1">: Run xdg-email and verify addresses show up correctly.</text:span></text:p>
              <text:p text:style-name="P8">Dependencies<text:span text:style-name="T1">:</text:span></text:p>
              <text:list>
                <text:list-item>
                  <text:p text:style-name="P9">USER INTERACTIVE</text:p>
                </text:list-item>
                <text:list-item>
                  <text:p text:style-name="P9">Running X server</text:p>
                </text:list-item>
                <text:list-item>
                  <text:p text:style-name="P9">Email client is sufficiently configured to send email.(eg. no “Setup Wizard” will appea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Execute “xdg-email –cc <text:a xlink:type="simple" xlink:href="mailto:'testCC@user.org">'testCC1@user.org</text:a>' –cc <text:a xlink:type="simple" xlink:href="mailto:'testCC1@user.org">'testCC2@user.org</text:a><text:a xlink:type="simple" xlink:href="mailto:'testCC@user.org"> </text:a>–bcc <text:a xlink:type="simple" xlink:href="mailto:'testBCC@user.org">'testBCC1@user.org</text:a>' –bcc <text:a xlink:type="simple" xlink:href="mailto:'testBCC@user.org">'testBCC2@user.org</text:a>' –subject 'Test Subject' –body 'Body test' <text:s/><text:a xlink:type="simple" xlink:href="mailto:'testTO@user.org">'testTO1@user.org</text:a>' <text:s/><text:a xlink:type="simple" xlink:href="mailto:'testTO@user.org">'testTO2@user.org</text:a>'</text:p>
                  <text:list>
                    <text:list-item>
                      <text:p text:style-name="P9">Expect exit 0</text:p>
                    </text:list-item>
                  </text:list>
                </text:list-item>
                <text:list-item>
                  <text:p text:style-name="P9">Ask user to verify fields filled. For each argument, present the user with the argument string and ask “Does &lt;field&gt; match &lt;data&gt;?”</text:p>
                  <text:list>
                    <text:list-item>
                      <text:p text:style-name="P9">Expect YES</text:p>
                    </text:list-item>
                  </text:list>
                </text:list-item>
              </text:list>
              <text:p text:style-name="P9"><text:span text:style-name="T3">Notes</text:span>: This could be automated by simply asking the user to click send and having the mail verified by some automated tool.</text:p>
            </text:list-item>
            <text:list-item>
              <text:p text:style-name="P8">Test<text:span text:style-name="T1">: mailto URI parse – single address<text:line-break/></text:span>Purpose<text:span text:style-name="T1">: Verify mailto: is parsed correctly <text:line-break/></text:span>Description<text:span text:style-name="T1">: Run xdg-email and verify addresses show up correctly.</text:span></text:p>
              <text:p text:style-name="P8">Dependencies<text:span text:style-name="T1">:</text:span></text:p>
              <text:list>
                <text:list-item>
                  <text:p text:style-name="P9">USER INTERACTIVE</text:p>
                </text:list-item>
                <text:list-item>
                  <text:p text:style-name="P9">Running X server</text:p>
                </text:list-item>
                <text:list-item>
                  <text:p text:style-name="P9">Email client is sufficiently configured to send email.(eg. no “Setup Wizard” will appea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Execute “xdg-email mailto:testTO@user.org?subject=Test%20Subject&amp;cc=testCC@user.org”</text:p>
                  <text:list>
                    <text:list-item>
                      <text:p text:style-name="P9">Expect exit 0</text:p>
                    </text:list-item>
                  </text:list>
                </text:list-item>
                <text:list-item>
                  <text:p text:style-name="P9">Ask user to verify fields filled. For each argument, present the user with the argument string and ask “Does &lt;field&gt; match &lt;data&gt;?”</text:p>
                  <text:list>
                    <text:list-item>
                      <text:p text:style-name="P9">Expect YES</text:p>
                    </text:list-item>
                  </text:list>
                </text:list-item>
              </text:list>
              <text:p text:style-name="P9"><text:span text:style-name="T3">Notes</text:span>: This could be automated by simply asking the user to click send and having the mail verified by some automated tool.</text:p>
            </text:list-item>
            <text:list-item>
              <text:p text:style-name="P8">Test<text:span text:style-name="T1">: mailto URI parse – multiple addresses<text:line-break/></text:span>Purpose<text:span text:style-name="T1">: Verify mailto: is parsed correctly with mutliple addresses<text:line-break/></text:span>Description<text:span text:style-name="T1">: Run xdg-email and verify addresses show up correctly.</text:span></text:p>
              <text:p text:style-name="P8">Dependencies<text:span text:style-name="T1">:</text:span></text:p>
              <text:list>
                <text:list-item>
                  <text:p text:style-name="P9">USER INTERACTIVE</text:p>
                </text:list-item>
                <text:list-item>
                  <text:p text:style-name="P9">Running X server</text:p>
                </text:list-item>
                <text:list-item>
                  <text:p text:style-name="P9">Email client is sufficiently configured to send email.(eg. no “Setup Wizard” will appea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10"><text:span text:style-name="T1">Execute “xdg-email mailto:testTO@user.org</text:span>%2C%20testTO2@user.org<text:span text:style-name="T1">?subject=Test%20Subject&amp;cc=testCC@user.org&amp;testCC2@user.org”</text:span></text:p>
                  <text:list>
                    <text:list-item>
                      <text:p text:style-name="P9">Expect exit 0</text:p>
                    </text:list-item>
                  </text:list>
                </text:list-item>
                <text:list-item>
                  <text:p text:style-name="P9">Ask user to verify fields filled. For each argument, present the user with the argument string and ask “Does &lt;field&gt; match &lt;data&gt;?”</text:p>
                  <text:list>
                    <text:list-item>
                      <text:p text:style-name="P9">Expect YES</text:p>
                    </text:list-item>
                  </text:list>
                </text:list-item>
              </text:list>
              <text:p text:style-name="P9"><text:span text:style-name="T3">Notes</text:span>: This could be automated by simply asking the user to click send and having the mail verified by some automated tool.</text:p>
            </text:list-item>
            <text:list-item>
              <text:p text:style-name="P8">Test<text:span text:style-name="T1">: mailto URI parse – single address plus arguments<text:line-break/></text:span>Purpose<text:span text:style-name="T1">: Verify mailto: is parsed correctly <text:line-break/></text:span>Description<text:span text:style-name="T1">: Run xdg-email and verify addresses show up correctly.</text:span></text:p>
              <text:p text:style-name="P8">Dependencies<text:span text:style-name="T1">:</text:span></text:p>
              <text:list>
                <text:list-item>
                  <text:p text:style-name="P9">USER INTERACTIVE</text:p>
                </text:list-item>
                <text:list-item>
                  <text:p text:style-name="P9">Running X server</text:p>
                </text:list-item>
                <text:list-item>
                  <text:p text:style-name="P9">Email client is sufficiently configured to send email.(eg. no “Setup Wizard” will appea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Execute “xdg-email –cc <text:a xlink:type="simple" xlink:href="mailto:testCC2@user.org">testCC2@user.org</text:a> –attach <text:s/>&lt;file&gt; --body <text:s/>“My body” –bcc <text:a xlink:type="simple" xlink:href="mailto:testBCC@user.org">testBCC@user.org <text:s text:c="2"/></text:a><text:s/><text:a xlink:type="simple" xlink:href="mailto:testTO@user.org?subject=Test%20Subject&amp;cc=testCC@user.org">mailto:testTO@user.org?subject=Test%20Subject&amp;cc=testCC@user.org</text:a> ”</text:p>
                  <text:list>
                    <text:list-item>
                      <text:p text:style-name="P9">Expect exit 0</text:p>
                    </text:list-item>
                  </text:list>
                </text:list-item>
                <text:list-item>
                  <text:p text:style-name="P9">Ask user to verify fields filled. For each argument, present the user with the argument string and ask “Does &lt;field&gt; match &lt;data&gt;?”</text:p>
                  <text:list>
                    <text:list-item>
                      <text:p text:style-name="P9">Expect YES</text:p>
                    </text:list-item>
                  </text:list>
                </text:list-item>
              </text:list>
              <text:p text:style-name="P9"><text:span text:style-name="T3">Notes</text:span>: This could be automated by simply asking the user to click send and having the mail verified by some automated tool.</text:p>
            </text:list-item>
            <text:list-item>
              <text:p text:style-name="P8">Test<text:span text:style-name="T1">: weird filenames<text:line-break/></text:span>Purpose<text:span text:style-name="T1">: ensure that filenames can be attached, for all filenames described on p. 1<text:line-break/></text:span>Description<text:span text:style-name="T1">: Run xdg-email –attach for various files. Check that they get attached by the MUA.</text:span></text:p>
              <text:p text:style-name="P8">Dependencies<text:span text:style-name="T1">:</text:span></text:p>
              <text:list>
                <text:list-item>
                  <text:p text:style-name="P9">USER INTERACTIVE</text:p>
                </text:list-item>
                <text:list-item>
                  <text:p text:style-name="P9">Running X server</text:p>
                </text:list-item>
                <text:list-item>
                  <text:p text:style-name="P9">Email client is sufficiently configured to send email.(eg. no “Setup Wizard” will appea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Execute “xdg-email –cc <text:a xlink:type="simple" xlink:href="mailto:testCC2@user.org">testCC2@user.org</text:a> –attach <text:s/>&lt;file&gt; --body <text:s/>“My body” –bcc <text:a xlink:type="simple" xlink:href="mailto:testBCC@user.org">testBCC@user.org <text:s text:c="2"/></text:a><text:s/><text:a xlink:type="simple" xlink:href="mailto:testTO@user.org?subject=Test%20Subject&amp;cc=testCC@user.org">mailto:testTO@user.org?subject=Test%20Subject&amp;cc=testCC@user.org</text:a> ”</text:p>
                  <text:list>
                    <text:list-item>
                      <text:p text:style-name="P9">Expect exit 0</text:p>
                    </text:list-item>
                  </text:list>
                </text:list-item>
                <text:list-item>
                  <text:p text:style-name="P9">Ask user to verify fields filled. For each argument, present the user with the argument string and ask “Does &lt;field&gt; match &lt;data&gt;?”</text:p>
                  <text:list>
                    <text:list-item>
                      <text:p text:style-name="P9">Expect YES</text:p>
                    </text:list-item>
                  </text:list>
                </text:list-item>
              </text:list>
              <text:p text:style-name="P9"><text:span text:style-name="T3">Notes</text:span>:</text:p>
            </text:list-item>
            <text:list-item>
              <text:p text:style-name="P8">Test<text:span text:style-name="T1">: nonUTF8 locales<text:line-break/></text:span>Purpose<text:span text:style-name="T1">: Verify that –utf8 works<text:line-break/></text:span>Description<text:span text:style-name="T1">: Submit a subject that is UTF8, while the current locale is NOT UTF8.<text:line-break/></text:span>Dependencies<text:span text:style-name="T1">:</text:span></text:p>
            </text:list-item>
          </text:list>
        </text:list-item>
      </text:list>
      <text:list text:style-name="L4">
        <text:list-item text:start-value="1">
          <text:list>
            <text:list-item text:start-value="1">
              <text:list>
                <text:list-item text:start-value="1">
                  <text:p text:style-name="P9">USER INTERACTIVE</text:p>
                </text:list-item>
                <text:list-item>
                  <text:p text:style-name="P9">Running X server</text:p>
                </text:list-item>
                <text:list-item>
                  <text:p text:style-name="P9">Email client is sufficiently configured to send email.(eg. no “Setup Wizard” will appear)</text:p>
                </text:list-item>
                <text:list-item>
                  <text:p text:style-name="P9">Environment capable of being set to a locale other than UTF8</text:p>
                </text:list-item>
              </text:list>
              <text:p text:style-name="P8">Test sequence<text:span text:style-name="T1">:</text:span></text:p>
            </text:list-item>
          </text:list>
        </text:list-item>
      </text:list>
      <text:list text:style-name="L5">
        <text:list-item>
          <text:list>
            <text:list-item>
              <text:list>
                <text:list-item>
                  <text:p text:style-name="P13">Initialize</text:p>
                  <text:list>
                    <text:list-item>
                      <text:p text:style-name="P13">Set locale to something other than UTF8</text:p>
                    </text:list-item>
                  </text:list>
                </text:list-item>
                <text:list-item>
                  <text:p text:style-name="P13">Execute “xdg-email –utf8 –subject <text:s/>&lt;some UTF8 string&gt; <text:a xlink:type="simple" xlink:href="mailto:test@user.org">test@user.org</text:a>”</text:p>
                  <text:list>
                    <text:list-item>
                      <text:p text:style-name="P13">Expect exit 0</text:p>
                    </text:list-item>
                  </text:list>
                </text:list-item>
                <text:list-item>
                  <text:p text:style-name="P13">Ask user: “Does <text:s/>subject match &lt;some UTF8 string&gt; ? </text:p>
                  <text:list>
                    <text:list-item>
                      <text:p text:style-name="P13">Expect YES</text:p>
                    </text:list-item>
                  </text:list>
                </text:list-item>
              </text:list>
              <text:p text:style-name="P13"><text:span text:style-name="T3">Notes</text:span>:</text:p>
            </text:list-item>
          </text:list>
        </text:list-item>
        <text:list-item>
          <text:p text:style-name="P14">Test<text:span text:style-name="T1">: <text:s/>refuse bogus attach<text:line-break/></text:span>Purpose<text:span text:style-name="T1">: Ensure that malicious programs cannot put arguments to xdg-email into mailto: URLs, eg ( xdg-email '</text:span><text:a xlink:type="simple" xlink:href="mailto:user@org"><text:span text:style-name="T4">mailto:user@org</text:span></text:a><text:span text:style-name="T1"> –attach /etc/passwd')<text:line-break/></text:span>Description<text:span text:style-name="T1">: </text:span></text:p>
          <text:p text:style-name="P14">Dependencies<text:span text:style-name="T1">:</text:span></text:p>
        </text:list-item>
      </text:list>
      <text:list text:style-name="L6">
        <text:list-item text:start-value="1">
          <text:list>
            <text:list-item text:start-value="1">
              <text:list>
                <text:list-item text:start-value="1">
                  <text:p text:style-name="P15">USER INTERACTIVE</text:p>
                </text:list-item>
                <text:list-item>
                  <text:p text:style-name="P15">Running X server</text:p>
                </text:list-item>
                <text:list-item>
                  <text:p text:style-name="P15">Email client is sufficiently configured to send email.(eg. no “Setup Wizard” will appear)</text:p>
                </text:list-item>
              </text:list>
            </text:list-item>
          </text:list>
        </text:list-item>
      </text:list>
      <text:list text:style-name="L7">
        <text:list-item>
          <text:list>
            <text:list-header>
              <text:p text:style-name="P16">Test sequence<text:span text:style-name="T1">:</text:span></text:p>
              <text:list>
                <text:list-item>
                  <text:p text:style-name="P17">Execute “xdg-email <text:a xlink:type="simple" xlink:href="mailto:user@test.org">mailto:user@test.org</text:a> –attach &lt;file&gt;”</text:p>
                </text:list-item>
                <text:list-item>
                  <text:p text:style-name="P17">Ask user “Does email have an attachment?”</text:p>
                  <text:list>
                    <text:list-item>
                      <text:p text:style-name="P17">Expect NO.</text:p>
                    </text:list-item>
                  </text:list>
                </text:list-item>
              </text:list>
            </text:list-header>
          </text:list>
        </text:list-item>
      </text:list>
      <text:list text:style-name="L5" text:continue-numbering="true">
        <text:list-header>
          <text:p text:style-name="P13"><text:span text:style-name="T3">Notes</text:span>:</text:p>
        </text:list-header>
        <text:list-item>
          <text:p text:style-name="P13">Test: body in mailto</text:p>
          <text:p text:style-name="P13">Purpose: verify mailto urls support having body text including properly encoded newlines</text:p>
          <text:p text:style-name="P13">Description:<text:line-break/>Dependencies:</text:p>
        </text:list-item>
      </text:list>
      <text:list text:style-name="L8">
        <text:list-item text:start-value="1">
          <text:list>
            <text:list-item text:start-value="1">
              <text:list>
                <text:list-item text:start-value="1">
                  <text:p text:style-name="P18">USER INTERACTIVE</text:p>
                </text:list-item>
                <text:list-item>
                  <text:p text:style-name="P18">Running X server</text:p>
                </text:list-item>
                <text:list-item>
                  <text:p text:style-name="P18">Email client is sufficiently configured to send email.(eg. no “Setup Wizard” will appear)</text:p>
                </text:list-item>
              </text:list>
            </text:list-item>
          </text:list>
        </text:list-item>
      </text:list>
      <text:list text:style-name="L5" text:continue-numbering="true">
        <text:list-header>
          <text:p text:style-name="P13">Test Sequence:</text:p>
          <text:list>
            <text:list-item>
              <text:p text:style-name="P13">Execute “xdg-email <text:a xlink:type="simple" xlink:href="mailto:user@test.org?body=some%20text%25">mailto:user@test.org?body=some%20text%</text:a>&lt;newline&gt;some%20text%20on%20line%202”</text:p>
              <text:list>
                <text:list-item>
                  <text:p text:style-name="P13">expect exit 0</text:p>
                </text:list-item>
                <text:list-item>
                  <text:p text:style-name="P13">expect no STDERR</text:p>
                </text:list-item>
                <text:list-item>
                  <text:p text:style-name="P13">expect no STDOUT</text:p>
                </text:list-item>
              </text:list>
            </text:list-item>
            <text:list-item>
              <text:p text:style-name="P13">Ask user does the text “some text” appear on the first line and “some text on line 2” appear on the second line of the body?</text:p>
              <text:list>
                <text:list-item>
                  <text:p text:style-name="P13">Expect YES.</text:p>
                </text:list-item>
              </text:list>
            </text:list-item>
          </text:list>
          <text:p text:style-name="P13">Notes:</text:p>
        </text:list-header>
        <text:list-item>
          <text:p text:style-name="P13">Test: no attachment in URL</text:p>
          <text:p text:style-name="P13">Purpose: ensure xdg-email blocks URLs that contain attachments</text:p>
          <text:p text:style-name="P13">Description:</text:p>
          <text:p text:style-name="P13">Dependencies:</text:p>
          <text:list>
            <text:list-item>
              <text:p text:style-name="P13">USER INTERACTINVE</text:p>
            </text:list-item>
            <text:list-item>
              <text:p text:style-name="P13">Running X server</text:p>
            </text:list-item>
            <text:list-item>
              <text:p text:style-name="P13">Email client is sufficiently configured to send email.(eg. no “Setup Wizard” will appear)</text:p>
            </text:list-item>
          </text:list>
          <text:p text:style-name="P13">Test Sequence:</text:p>
        </text:list-item>
      </text:list>
      <text:list text:style-name="L5">
        <text:list-item text:start-value="1">
          <text:list>
            <text:list-item text:start-value="1">
              <text:p text:style-name="P13">Initialize</text:p>
              <text:list>
                <text:list-item>
                  <text:p text:style-name="P13">Create FILE</text:p>
                </text:list-item>
              </text:list>
            </text:list-item>
            <text:list-item>
              <text:p text:style-name="P13">Execute “xdg-email <text:a xlink:type="simple" xlink:href="mailto:test@user.org?attach=FILE">mailto:test@user.org?attach=FILE</text:a>”</text:p>
              <text:list>
                <text:list-item>
                  <text:p text:style-name="P13">Expect exit 2</text:p>
                </text:list-item>
                <text:list-item>
                  <text:p text:style-name="P13">Expect STDERR</text:p>
                </text:list-item>
                <text:list-item>
                  <text:p text:style-name="P13">Expect no STDOUT</text:p>
                </text:list-item>
              </text:list>
            </text:list-item>
            <text:list-item>
              <text:p text:style-name="P13">Ask user “Does the email contain an attachmetn?”</text:p>
              <text:list>
                <text:list-item>
                  <text:p text:style-name="P13">Expect NO</text:p>
                </text:list-item>
              </text:list>
            </text:list-item>
          </text:list>
          <text:p text:style-name="P13">Notes:</text:p>
        </text:list-item>
      </text:list>
      <text:list text:style-name="L4" text:continue-numbering="true">
        <text:list-item>
          <text:p text:style-name="P12">Utility: xdg-icon-resource</text:p>
          <text:list>
            <text:list-item>
              <text:p text:style-name="P9">Generic tests. </text:p>
            </text:list-item>
            <text:list-item>
              <text:p text:style-name="P8">Test<text:span text:style-name="T1">: user icon install test<text:line-break/></text:span>Purpose<text:span text:style-name="T1">: Verify that icons get installed.<text:line-break/></text:span>Description<text:span text:style-name="T1">: Install an icon and verify that it is present in the icon path.</text:span></text:p>
              <text:p text:style-name="P8">Dependencies<text:span text:style-name="T1">:</text:span></text:p>
              <text:list>
                <text:list-item>
                  <text:p text:style-name="P9">test icon TESTICON</text:p>
                </text:list-item>
                <text:list-item>
                  <text:p text:style-name="P9">$ICONPATH is defined by the standards at freedesktop.org. All icons should be installed here.</text:p>
                </text:list-item>
                <text:list-item>
                  <text:p text:style-name="P9">diff utility</text:p>
                </text:list-item>
                <text:list-item>
                  <text:p text:style-name="P9">find utility</text:p>
                </text:list-item>
              </text:list>
              <text:p text:style-name="P8">Test sequence<text:span text:style-name="T1">: (run for each of .png and .svg)</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
                </text:list-item>
                <text:list-item>
                  <text:p text:style-name="P9">Execute “xdg-icon-resource nstall TESTICON --user”</text:p>
                  <text:list>
                    <text:list-item>
                      <text:p text:style-name="P9">Expect exit code 0</text:p>
                    </text:list-item>
                    <text:list-item>
                      <text:p text:style-name="P9">Expect no STDOUT</text:p>
                    </text:list-item>
                    <text:list-item>
                      <text:p text:style-name="P9">Expect no STDERR</text:p>
                    </text:list-item>
                  </text:list>
                </text:list-item>
                <text:list-item>
                  <text:p text:style-name="P9">Execute “find $ICONPATH -name '*TESTICON*'</text:p>
                  <text:list>
                    <text:list-item>
                      <text:p text:style-name="P9">Expect one instance of .icon</text:p>
                    </text:list-item>
                    <text:list-item>
                      <text:p text:style-name="P9">Expect one instance of .png or .svg</text:p>
                    </text:list-item>
                    <text:list-item>
                      <text:p text:style-name="P9">Expect ICONFOUND.icon to match TESTICON.icon exactly</text:p>
                    </text:list-item>
                    <text:list-item>
                      <text:p text:style-name="P9">Expect ICONFOUND.png to match TESTICON.png exactly (or .svg)</text:p>
                    </text:list-item>
                  </text:list>
                </text:list-item>
              </text:list>
              <text:p text:style-name="P9"><text:span text:style-name="T3">Notes</text:span>: It could make sense to add a “--find” argument to xdg-icon which returns the path of the quried icon. (eg, Implement what is given in pseudocode in the icon theme spec. <text:a xlink:type="simple" xlink:href="http://standards.freedesktop.org/icon-theme-spec/icon-theme-spec-latest.html">http://standards.freedesktop.org/icon-theme-spec/icon-theme-spec-latest.html</text:a> )</text:p>
            </text:list-item>
            <text:list-item>
              <text:p text:style-name="P8">Test<text:span text:style-name="T1">: user icon remove (run for each of .png and .svg)<text:line-break/></text:span>Purpose<text:span text:style-name="T1">: Verify that an icon is removed correctly<text:line-break/></text:span>Description<text:span text:style-name="T1">: Remove an icon and verify that it is no longer in the $ICONPATH</text:span></text:p>
              <text:p text:style-name="P8">Dependencies<text:span text:style-name="T1">:</text:span></text:p>
              <text:list>
                <text:list-item>
                  <text:p text:style-name="P9">Test 5.2 (icon install) is PASS</text:p>
                </text:list-item>
                <text:list-item>
                  <text:p text:style-name="P9">$ICONPATH is defined by the standards at freedesktop.org. All icons should be installed here.</text:p>
                </text:list-item>
                <text:list-item>
                  <text:p text:style-name="P9">find utility</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Install TESTICON (See 5.2)</text:p>
                    </text:list-item>
                  </text:list>
                </text:list-item>
                <text:list-item>
                  <text:p text:style-name="P9">Execute “xdg-icon-resource unistall TESTICON --user”</text:p>
                  <text:list>
                    <text:list-item>
                      <text:p text:style-name="P9">Expect exit 0</text:p>
                    </text:list-item>
                    <text:list-item>
                      <text:p text:style-name="P9">Expect no STDOUT</text:p>
                    </text:list-item>
                    <text:list-item>
                      <text:p text:style-name="P9">Expect no STDERR</text:p>
                    </text:list-item>
                  </text:list>
                </text:list-item>
                <text:list-item>
                  <text:p text:style-name="P9">Execute “find $ICONPATH -name '*TESTICON*'”</text:p>
                  <text:list>
                    <text:list-item>
                      <text:p text:style-name="P9">Expect no STDOUT</text:p>
                    </text:list-item>
                  </text:list>
                </text:list-item>
              </text:list>
              <text:p text:style-name="P9"><text:span text:style-name="T3">Notes</text:span>: Again, a “--find” argument would be useful here.</text:p>
            </text:list-item>
            <text:list-item>
              <text:p text:style-name="P9">Test: system icon install (see 2)<text:line-break/><text:tab/>Identical to user install except that we need root access and –system replaces –user.</text:p>
            </text:list-item>
            <text:list-item>
              <text:p text:style-name="P9">Test: system icon uninstall (see 3)<text:line-break/><text:tab/>Identical to user install except that we need root access and –system replaces –user.</text:p>
            </text:list-item>
            <text:list-item>
              <text:p text:style-name="P9">Test: icon install no user/system</text:p>
              <text:p text:style-name="P9">Purpose: verify an error is generated when the required –system or –user argument is not present.</text:p>
              <text:p text:style-name="P9">Description:<text:line-break/>Test Sequence:</text:p>
              <text:list>
                <text:list-item>
                  <text:p text:style-name="P9">Initialize</text:p>
                  <text:list>
                    <text:list-item>
                      <text:p text:style-name="P9">Clear display</text:p>
                    </text:list-item>
                  </text:list>
                </text:list-item>
                <text:list-item>
                  <text:p text:style-name="P9">Execute “xdg-icon-resource install TESTICON”</text:p>
                  <text:list>
                    <text:list-item>
                      <text:p text:style-name="P9">Expect exit 1</text:p>
                    </text:list-item>
                    <text:list-item>
                      <text:p text:style-name="P9">Expect STDERR</text:p>
                    </text:list-item>
                    <text:list-item>
                      <text:p text:style-name="P9">Expect no STDOUT</text:p>
                    </text:list-item>
                  </text:list>
                </text:list-item>
                <text:list-item>
                  <text:p text:style-name="P9">Execute “find ICONPATH –name TESTICON”</text:p>
                  <text:list>
                    <text:list-item>
                      <text:p text:style-name="P9">Expect no STDOUT</text:p>
                    </text:list-item>
                    <text:list-item>
                      <text:p text:style-name="P9">Expect no STDERR</text:p>
                    </text:list-item>
                  </text:list>
                </text:list-item>
              </text:list>
            </text:list-item>
            <text:list-item>
              <text:p text:style-name="P9">Test: uninstall not installed icon</text:p>
              <text:list>
                <text:list-item>
                  <text:p text:style-name="P9">Initialize</text:p>
                  <text:list>
                    <text:list-item>
                      <text:p text:style-name="P9">Clear display</text:p>
                    </text:list-item>
                    <text:list-item>
                      <text:p text:style-name="P9">Verify TESTICON is not installed.</text:p>
                    </text:list-item>
                  </text:list>
                </text:list-item>
                <text:list-item>
                  <text:p text:style-name="P9">Execute “xdg-icon-resource uninstall TESTICON –user</text:p>
                  <text:list>
                    <text:list-item>
                      <text:p text:style-name="P9">Expect exit 4</text:p>
                    </text:list-item>
                    <text:list-item>
                      <text:p text:style-name="P9">Expect STDERR</text:p>
                    </text:list-item>
                  </text:list>
                </text:list-item>
              </text:list>
            </text:list-item>
            <text:list-item>
              <text:p text:style-name="P9">Test: install duplicate icon</text:p>
              <text:p text:style-name="P9">Test <text:s/>procedure:</text:p>
              <text:list>
                <text:list-item>
                  <text:p text:style-name="P9">Initialize</text:p>
                  <text:list>
                    <text:list-item>
                      <text:p text:style-name="P9">Clear display</text:p>
                    </text:list-item>
                    <text:list-item>
                      <text:p text:style-name="P9">execute “find ICONPATH –name TESTICON” </text:p>
                      <text:list>
                        <text:list-item>
                          <text:p text:style-name="P9">save STDOUT</text:p>
                        </text:list-item>
                      </text:list>
                    </text:list-item>
                  </text:list>
                </text:list-item>
                <text:list-item>
                  <text:p text:style-name="P9">Execute “xdg-icon-resource install TESTICON”</text:p>
                  <text:list>
                    <text:list-item>
                      <text:p text:style-name="P9">expect exit 0</text:p>
                    </text:list-item>
                    <text:list-item>
                      <text:p text:style-name="P9">expect no STDERR</text:p>
                    </text:list-item>
                    <text:list-item>
                      <text:p text:style-name="P9">(allow for warning on STDOUT)</text:p>
                    </text:list-item>
                  </text:list>
                </text:list-item>
                <text:list-item>
                  <text:p text:style-name="P9">Execute “find ICONPATH –name TESTICON”</text:p>
                  <text:list>
                    <text:list-item>
                      <text:p text:style-name="P9">expect a match to the result saved in the initialization step.</text:p>
                    </text:list-item>
                  </text:list>
                </text:list-item>
              </text:list>
            </text:list-item>
            <text:list-item>
              <text:p text:style-name="P9">Test: forceupdate user</text:p>
              <text:p text:style-name="P9">Return UNTESTED – how do we test?</text:p>
            </text:list-item>
            <text:list-item>
              <text:p text:style-name="P9">Test: forceupdate system</text:p>
              <text:p text:style-name="P9">Return UNTESTED – how do we test?</text:p>
            </text:list-item>
            <text:list-item>
              <text:p text:style-name="P9">Test: forceupdate no user/sysem</text:p>
              <text:p text:style-name="P9">Return UNTESTED – how do we test?<text:line-break/>Note: it is not clear how to verify that forceupdate does anything.</text:p>
            </text:list-item>
            <text:list-item>
              <text:p text:style-name="P9">Test: context (leave for future release – need to understand use case)<text:line-break/>Test sequence: Return UNTESTED</text:p>
            </text:list-item>
            <text:list-item>
              <text:p text:style-name="P8">Test<text:span text:style-name="T1">: Themes<text:line-break/></text:span>Purpose<text:span text:style-name="T1">: Test the –theme install option.<text:line-break/></text:span>Description<text:span text:style-name="T1">: </text:span></text:p>
              <text:p text:style-name="P8">Dependencies<text:span text:style-name="T1">:</text:span></text:p>
              <text:p text:style-name="P8">Test sequence<text:span text:style-name="T1">: return UNTESTED</text:span></text:p>
              <text:p text:style-name="P9"><text:span text:style-name="T3">Notes</text:span>: Best to leave this test for a future release.<text:line-break/>Need more details about themes to test them:</text:p>
              <text:list>
                <text:list-item>
                  <text:p text:style-name="P9">How are themes created?</text:p>
                </text:list-item>
                <text:list-item>
                  <text:p text:style-name="P9">What constitutes a theme?</text:p>
                </text:list-item>
                <text:list-item>
                  <text:p text:style-name="P9">How can we tell what the current theme is?</text:p>
                </text:list-item>
              </text:list>
            </text:list-item>
          </text:list>
        </text:list-item>
        <text:list-item>
          <text:p text:style-name="P12">Utility: xdg-desktop-icon</text:p>
          <text:list>
            <text:list-item>
              <text:p text:style-name="P9">Generic tests.</text:p>
            </text:list-item>
            <text:list-item>
              <text:p text:style-name="P8">Test<text:span text:style-name="T1">: Desktop Install <text:line-break/></text:span>Purpose<text:span text:style-name="T1">: Verify that a .desktop file is installed correctly.<text:line-break/></text:span>Description<text:span text:style-name="T1">: Run the utility with a .desktop file that specifies an icon and application. Verify that the icon is correct and that the application specified is launched.</text:span></text:p>
              <text:p text:style-name="P8">Dependencies<text:span text:style-name="T1">:</text:span></text:p>
              <text:list>
                <text:list-item>
                  <text:p text:style-name="P9">USER INTERACTIVE</text:p>
                </text:list-item>
                <text:list-item>
                  <text:p text:style-name="P9">Test 5.2 (icon install) is PASS</text:p>
                </text:list-item>
                <text:list-item>
                  <text:p text:style-name="P9">An executable script that outputs a temporary file RESULTFILE</text:p>
                </text:list-item>
                <text:list-item>
                  <text:p text:style-name="P9">A .desktop file DESKFILE describing the test scenario.</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
                </text:list-item>
                <text:list-item>
                  <text:p text:style-name="P9">Execute “xdg-desktop-icon –install DESKFILE”</text:p>
                  <text:list>
                    <text:list-item>
                      <text:p text:style-name="P9">Expect exit 0</text:p>
                    </text:list-item>
                    <text:list-item>
                      <text:p text:style-name="P9">Expect no STDOUT</text:p>
                    </text:list-item>
                    <text:list-item>
                      <text:p text:style-name="P9">Expect no STDERR</text:p>
                    </text:list-item>
                  </text:list>
                </text:list-item>
                <text:list-item>
                  <text:p text:style-name="P9">Query user: “Does does icon appear?” </text:p>
                  <text:list>
                    <text:list-item>
                      <text:p text:style-name="P9">Expect YES</text:p>
                    </text:list-item>
                  </text:list>
                </text:list-item>
                <text:list-item>
                  <text:p text:style-name="P9">Instruct user: “Double click icon.” Wait for completion indiction.</text:p>
                  <text:list>
                    <text:list-item>
                      <text:p text:style-name="P9">Expect RESULTFILE to be present.</text:p>
                    </text:list-item>
                  </text:list>
                </text:list-item>
              </text:list>
              <text:p text:style-name="P9"><text:span text:style-name="T3">Notes</text:span>:</text:p>
            </text:list-item>
            <text:list-item>
              <text:p text:style-name="P8">Test<text:span text:style-name="T1">: Desktop Remove<text:line-break/></text:span>Purpose<text:span text:style-name="T1">: Verify that a .desktop file is installed correctly<text:line-break/></text:span>Description<text:span text:style-name="T1">: Run the utility with the .desktop file suppied in 6.2 (desktop install), and verify that the entry is removed.</text:span></text:p>
              <text:p text:style-name="P8">Dependencies<text:span text:style-name="T1">:</text:span></text:p>
              <text:list>
                <text:list-item>
                  <text:p text:style-name="P9">USER INTERACTIVE</text:p>
                </text:list-item>
                <text:list-item>
                  <text:p text:style-name="P9">Test 6.2 (desktop install) is PASS</text:p>
                </text:list-item>
                <text:list-item>
                  <text:p text:style-name="P9">A .desktop file DESKFILE describing the test scenario, as in test 6.2 (desktop install)</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laize:</text:p>
                  <text:list>
                    <text:list-item>
                      <text:p text:style-name="P9">Clear DISPLAY</text:p>
                    </text:list-item>
                    <text:list-item>
                      <text:p text:style-name="P9">Install DESKFILE (see 6.2)</text:p>
                    </text:list-item>
                  </text:list>
                </text:list-item>
                <text:list-item>
                  <text:p text:style-name="P9">Execute “xdg-desktop-icon –remove DESKFILE”</text:p>
                  <text:list>
                    <text:list-item>
                      <text:p text:style-name="P9">Expect exit 0</text:p>
                    </text:list-item>
                    <text:list-item>
                      <text:p text:style-name="P9">Expect STDOUT</text:p>
                    </text:list-item>
                    <text:list-item>
                      <text:p text:style-name="P9">Expect STDERR</text:p>
                    </text:list-item>
                  </text:list>
                </text:list-item>
                <text:list-item>
                  <text:p text:style-name="P9">Query user: “Does icon appear?” </text:p>
                  <text:list>
                    <text:list-item>
                      <text:p text:style-name="P9">Expect NO</text:p>
                    </text:list-item>
                  </text:list>
                </text:list-item>
              </text:list>
              <text:p text:style-name="P9"><text:span text:style-name="T3">Notes</text:span>:</text:p>
            </text:list-item>
            <text:list-item>
              <text:p text:style-name="P9"><text:span text:style-name="T3">Test</text:span>: Install duplicate file.<text:line-break/><text:span text:style-name="T3">Purpose</text:span>: Verify that a .desktop file is installed correctly.<text:line-break/><text:span text:style-name="T3">Description</text:span>: Run the utility with a .desktop file that specifies an icon and application. Verify that the icon is correct and that the application specified is launched.</text:p>
              <text:p text:style-name="P8">Dependencies<text:span text:style-name="T1">:</text:span></text:p>
              <text:list>
                <text:list-item>
                  <text:p text:style-name="P9">USER INTERACTIVE</text:p>
                </text:list-item>
                <text:list-item>
                  <text:p text:style-name="P9">Test 5.2 (icon install) is PASS</text:p>
                </text:list-item>
                <text:list-item>
                  <text:p text:style-name="P9">An executable script that outputs a temporary file RESULTFILE</text:p>
                </text:list-item>
                <text:list-item>
                  <text:p text:style-name="P9">A .desktop file DESKFILE describing the test scenario.</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Install DESKFILE</text:p>
                    </text:list-item>
                  </text:list>
                </text:list-item>
                <text:list-item>
                  <text:p text:style-name="P9">Execute “xdg-desktop-icon –install DESKFILE”</text:p>
                  <text:list>
                    <text:list-item>
                      <text:p text:style-name="P9">Expect exit 0</text:p>
                    </text:list-item>
                    <text:list-item>
                      <text:p text:style-name="P9">(permit warnings on STDERR/STDOUT)</text:p>
                    </text:list-item>
                  </text:list>
                </text:list-item>
                <text:list-item>
                  <text:p text:style-name="P9">Ask user: “Does does icon appear exactly once?” </text:p>
                  <text:list>
                    <text:list-item>
                      <text:p text:style-name="P9">Expect YES</text:p>
                    </text:list-item>
                  </text:list>
                </text:list-item>
                <text:list-item>
                  <text:p text:style-name="P9">Instruct user: “Double click icon.” Wait for completion indiction.</text:p>
                  <text:list>
                    <text:list-item>
                      <text:p text:style-name="P9">Expect RESULTFILE to be present.</text:p>
                    </text:list-item>
                  </text:list>
                </text:list-item>
              </text:list>
              <text:p text:style-name="P9"><text:span text:style-name="T3">Notes</text:span>:</text:p>
            </text:list-item>
            <text:list-item>
              <text:p text:style-name="P9"><text:span text:style-name="T3">Test</text:span>: Remove non existing file.<text:line-break/><text:span text:style-name="T3">Purpose</text:span>: Verify that removing a non-existant desktop file will not cause errors.<text:line-break/><text:span text:style-name="T3">Description</text:span>: </text:p>
              <text:p text:style-name="P8">Dependencies<text:span text:style-name="T1">:</text:span></text:p>
              <text:list>
                <text:list-item>
                  <text:p text:style-name="P9">USER INTERACTIVE</text:p>
                </text:list-item>
                <text:list-item>
                  <text:p text:style-name="P9">A .desktop file DESKFILE describing the test scenario, as in test 6.2 (desktop install)</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laize:</text:p>
                  <text:list>
                    <text:list-item>
                      <text:p text:style-name="P9">Clear DISPLAY</text:p>
                    </text:list-item>
                  </text:list>
                </text:list-item>
                <text:list-item>
                  <text:p text:style-name="P9">Execute “xdg-desktop-icon –remove DESKFILE”</text:p>
                  <text:list>
                    <text:list-item>
                      <text:p text:style-name="P9">Expect exit 0</text:p>
                    </text:list-item>
                    <text:list-item>
                      <text:p text:style-name="P9">(permit a warning on STDERR/STDOUT)</text:p>
                    </text:list-item>
                  </text:list>
                </text:list-item>
                <text:list-item>
                  <text:p text:style-name="P9">Query user: “Does icon appear?” </text:p>
                  <text:list>
                    <text:list-item>
                      <text:p text:style-name="P9">Expect NO</text:p>
                    </text:list-item>
                  </text:list>
                </text:list-item>
              </text:list>
              <text:p text:style-name="P9"><text:span text:style-name="T3">Notes</text:span>:</text:p>
            </text:list-item>
          </text:list>
        </text:list-item>
        <text:list-item>
          <text:p text:style-name="P12"><text:span text:style-name="T3">Utility</text:span>: xdg-desktop-menu</text:p>
          <text:list>
            <text:list-item>
              <text:p text:style-name="P8">Test<text:span text:style-name="T1">: Generic tests.</text:span></text:p>
            </text:list-item>
            <text:list-item>
              <text:p text:style-name="P8">Test<text:span text:style-name="T1">: install submenu<text:line-break/></text:span>Purpose<text:span text:style-name="T1">: verify menus are created correctly<text:line-break/></text:span>Description<text:span text:style-name="T1">: Create a submenu with a supplied .menu and .directory file. Ask the user if menus were created correctly.</text:span></text:p>
              <text:p text:style-name="P8">Dependencies<text:span text:style-name="T1">:</text:span></text:p>
              <text:list>
                <text:list-item>
                  <text:p text:style-name="P9">USER INTERACTIVE</text:p>
                </text:list-item>
                <text:list-item>
                  <text:p text:style-name="P9">Test supplied t7-2.menu and t7-2.directory file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
                </text:list-item>
                <text:list-item>
                  <text:p text:style-name="P9">Execute “xdg-desktop-menu –install –user t7-2.menu”</text:p>
                  <text:list>
                    <text:list-item>
                      <text:p text:style-name="P9">Expect exit 0</text:p>
                    </text:list-item>
                    <text:list-item>
                      <text:p text:style-name="P9">Expect no STDOUT</text:p>
                    </text:list-item>
                    <text:list-item>
                      <text:p text:style-name="P9">Expect no STDERR</text:p>
                    </text:list-item>
                  </text:list>
                </text:list-item>
                <text:list-item>
                  <text:p text:style-name="P9">Execute “xdg-desktop-menu –install –user t7-2.directory”</text:p>
                  <text:list>
                    <text:list-item>
                      <text:p text:style-name="P9">Expect exit 0</text:p>
                    </text:list-item>
                    <text:list-item>
                      <text:p text:style-name="P9">Expect no STDOUT</text:p>
                    </text:list-item>
                    <text:list-item>
                      <text:p text:style-name="P9">Expect no STDERR</text:p>
                    </text:list-item>
                  </text:list>
                </text:list-item>
                <text:list-item>
                  <text:p text:style-name="P9">Ask user if empty menu appears in location TBD.</text:p>
                  <text:list>
                    <text:list-item>
                      <text:p text:style-name="P9">Expect YES</text:p>
                    </text:list-item>
                  </text:list>
                </text:list-item>
              </text:list>
              <text:p text:style-name="P10"><text:span text:style-name="T3">Notes/Questions</text:span><text:span text:style-name="T1">:</text:span></text:p>
            </text:list-item>
            <text:list-item>
              <text:p text:style-name="P8">Test<text:span text:style-name="T1">: install menu item<text:line-break/></text:span>Purpose<text:span text:style-name="T1">: verify menu items are created correctly.<text:line-break/></text:span>Description<text:span text:style-name="T1">: Create a menu item with a supplied .desktop file. Ask the user to select this menu item.</text:span></text:p>
              <text:p text:style-name="P8">Dependencies<text:span text:style-name="T1">:</text:span></text:p>
              <text:list>
                <text:list-item>
                  <text:p text:style-name="P9">USER INTERACTIVE</text:p>
                </text:list-item>
                <text:list-item>
                  <text:p text:style-name="P9">Test supplied t7-3.desktop</text:p>
                </text:list-item>
                <text:list-item>
                  <text:p text:style-name="P9">Test supplied executable script that is associated with the .desktop file. Script will create a file in a defined location.</text:p>
                </text:list-item>
                <text:list-item>
                  <text:p text:style-name="P9">Test 7.2 (create submenu) i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target submenu (see 7.2)</text:p>
                    </text:list-item>
                  </text:list>
                </text:list-item>
                <text:list-item>
                  <text:p text:style-name="P9">Execute “xdg-desktop-menu –install –user t7-3.desktop”</text:p>
                  <text:list>
                    <text:list-item>
                      <text:p text:style-name="P9">Expect exit 0</text:p>
                    </text:list-item>
                    <text:list-item>
                      <text:p text:style-name="P9">Expect no STDERR</text:p>
                    </text:list-item>
                    <text:list-item>
                      <text:p text:style-name="P9">Expect no STDOUT</text:p>
                    </text:list-item>
                  </text:list>
                </text:list-item>
                <text:list-item>
                  <text:p text:style-name="P9">Ask user “Does menu item T7-3 appear in submenu T7-2?”</text:p>
                  <text:list>
                    <text:list-item>
                      <text:p text:style-name="P9">Expect YES</text:p>
                    </text:list-item>
                  </text:list>
                </text:list-item>
                <text:list-item>
                  <text:p text:style-name="P9">Instruct user “Select menu item T7-2/T7-3”</text:p>
                  <text:list>
                    <text:list-item>
                      <text:p text:style-name="P9">Expect file to be created as specified by the script.</text:p>
                    </text:list-item>
                  </text:list>
                </text:list-item>
              </text:list>
              <text:p text:style-name="P9"><text:span text:style-name="T3">Notes</text:span>:</text:p>
            </text:list-item>
            <text:list-item>
              <text:p text:style-name="P8">Test<text:span text:style-name="T1">: Menu item remove<text:line-break/></text:span>Purpose<text:span text:style-name="T1">: Verify that items are removed from a menu item correctly.<text:line-break/></text:span>Description<text:span text:style-name="T1">: Remove an item from a menu and ask the user to verify that it has been removed.</text:span></text:p>
              <text:p text:style-name="P8">Dependencies<text:span text:style-name="T1">:</text:span></text:p>
              <text:list>
                <text:list-item>
                  <text:p text:style-name="P9">USER INTERACTIVE</text:p>
                </text:list-item>
                <text:list-item>
                  <text:p text:style-name="P9">Tests 7.2 (create submenu) and 7.3 (create menu item) are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target submenu (see 7.2)</text:p>
                    </text:list-item>
                    <text:list-item>
                      <text:p text:style-name="P9">Create target menuitem in submenu (see 7.3)</text:p>
                    </text:list-item>
                  </text:list>
                </text:list-item>
                <text:list-item>
                  <text:p text:style-name="P9">Execute “xdg-desktop-menu –uninstall –user ITEM.desktop”</text:p>
                  <text:list>
                    <text:list-item>
                      <text:p text:style-name="P9">Expect exit 0</text:p>
                    </text:list-item>
                    <text:list-item>
                      <text:p text:style-name="P9">Expect no STDOUT</text:p>
                    </text:list-item>
                    <text:list-item>
                      <text:p text:style-name="P9">Expect no STDERR</text:p>
                    </text:list-item>
                  </text:list>
                </text:list-item>
                <text:list-item>
                  <text:p text:style-name="P9">Ask user “Does menu item appear in submenu ”</text:p>
                  <text:list>
                    <text:list-item>
                      <text:p text:style-name="P9">Expect NO</text:p>
                    </text:list-item>
                  </text:list>
                </text:list-item>
              </text:list>
              <text:p text:style-name="P9"><text:span text:style-name="T3">Notes</text:span>:</text:p>
            </text:list-item>
            <text:list-item>
              <text:p text:style-name="P8">Test<text:span text:style-name="T1">: Submenu remove<text:line-break/></text:span>Purpose<text:span text:style-name="T1">: Verify that menus are removed correctly.<text:line-break/></text:span>Description<text:span text:style-name="T1">: Execute tests 7.2 <text:s/>then remove the menu. Ask the user to verify that the menu is no longer present.</text:span></text:p>
              <text:p text:style-name="P8">Dependencies<text:span text:style-name="T1">:</text:span></text:p>
              <text:list>
                <text:list-item>
                  <text:p text:style-name="P9">USER INTERACTIVE</text:p>
                </text:list-item>
                <text:list-item>
                  <text:p text:style-name="P9">Test 7.2 i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target submenu (see 7.2)</text:p>
                    </text:list-item>
                  </text:list>
                </text:list-item>
                <text:list-item>
                  <text:p text:style-name="P9">Execute “xdg-desktop-menu –uninstall –user SUB.menu”</text:p>
                  <text:list>
                    <text:list-item>
                      <text:p text:style-name="P9">Expect exit 0</text:p>
                    </text:list-item>
                    <text:list-item>
                      <text:p text:style-name="P9">Expect no STDOUT</text:p>
                    </text:list-item>
                    <text:list-item>
                      <text:p text:style-name="P9">Expect no STDERR</text:p>
                    </text:list-item>
                  </text:list>
                </text:list-item>
                <text:list-item>
                  <text:p text:style-name="P9">Execute “xdg-desktop-menu –uninstall –user SUB.directory”</text:p>
                  <text:list>
                    <text:list-item>
                      <text:p text:style-name="P9">Expect exit 0</text:p>
                    </text:list-item>
                    <text:list-item>
                      <text:p text:style-name="P9">Expect no STDOUT</text:p>
                    </text:list-item>
                    <text:list-item>
                      <text:p text:style-name="P9">Expect no STDERR</text:p>
                    </text:list-item>
                  </text:list>
                </text:list-item>
                <text:list-item>
                  <text:p text:style-name="P9">Ask user “Does menu SUB appear?”</text:p>
                  <text:list>
                    <text:list-item>
                      <text:p text:style-name="P9">Expect NO</text:p>
                    </text:list-item>
                  </text:list>
                </text:list-item>
              </text:list>
              <text:p text:style-name="P9"><text:span text:style-name="T3">Notes/Questions</text:span>: </text:p>
            </text:list-item>
            <text:list-item>
              <text:p text:style-name="P9"><text:span text:style-name="T3">Test</text:span>: Install existing menu item.</text:p>
              <text:p text:style-name="P8">Purpose<text:span text:style-name="T1">: Verify duplicate menus are not installed.<text:line-break/></text:span>Description<text:span text:style-name="T1">: </text:span></text:p>
              <text:p text:style-name="P8">Dependencies<text:span text:style-name="T1">:</text:span></text:p>
              <text:list>
                <text:list-item>
                  <text:p text:style-name="P9">USER INTERACTIVE</text:p>
                </text:list-item>
                <text:list-item>
                  <text:p text:style-name="P9">Test supplied t7-3.desktop</text:p>
                </text:list-item>
                <text:list-item>
                  <text:p text:style-name="P9">Test supplied executable script that is associated with the .desktop file. Script will create a file in a defined location.</text:p>
                </text:list-item>
                <text:list-item>
                  <text:p text:style-name="P9">Test 7.2 (create submenu) i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target submenu (see 7.2)</text:p>
                    </text:list-item>
                    <text:list-item>
                      <text:p text:style-name="P9">Install t7-3.desktop.</text:p>
                    </text:list-item>
                  </text:list>
                </text:list-item>
                <text:list-item>
                  <text:p text:style-name="P9">Execute “xdg-desktop-menu –install –user t7-3.desktop”</text:p>
                  <text:list>
                    <text:list-item>
                      <text:p text:style-name="P9">Expect exit 0</text:p>
                    </text:list-item>
                    <text:list-item>
                      <text:p text:style-name="P9">Expect no STDERR</text:p>
                    </text:list-item>
                    <text:list-item>
                      <text:p text:style-name="P9">Expect no STDOUT</text:p>
                    </text:list-item>
                  </text:list>
                </text:list-item>
                <text:list-item>
                  <text:p text:style-name="P9">Ask user “Does menu item T7-3 appear in submenu T7-2?”</text:p>
                  <text:list>
                    <text:list-item>
                      <text:p text:style-name="P9">Expect YES</text:p>
                    </text:list-item>
                  </text:list>
                </text:list-item>
                <text:list-item>
                  <text:p text:style-name="P9">Instruct user “Select menu item T7-2/T7-3”</text:p>
                  <text:list>
                    <text:list-item>
                      <text:p text:style-name="P9">Expect file to be created as specified by the script.</text:p>
                    </text:list-item>
                  </text:list>
                </text:list-item>
              </text:list>
              <text:p text:style-name="P9"><text:span text:style-name="T3">Notes</text:span>:</text:p>
            </text:list-item>
            <text:list-item>
              <text:p text:style-name="P9"><text:span text:style-name="T3">Test</text:span>: Install existing menu.<text:line-break/><text:span text:style-name="T3">Purpose</text:span>:<text:line-break/><text:span text:style-name="T3">Description</text:span>: </text:p>
              <text:p text:style-name="P8">Dependencies<text:span text:style-name="T1">:</text:span></text:p>
              <text:list>
                <text:list-item>
                  <text:p text:style-name="P9">USER INTERACTIVE</text:p>
                </text:list-item>
                <text:list-item>
                  <text:p text:style-name="P9">Test supplied t7-2.menu and t7-2.directory files.</text:p>
                </text:list-item>
                <text:list-item>
                  <text:p text:style-name="P9">Install test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Install MENU</text:p>
                    </text:list-item>
                  </text:list>
                </text:list-item>
                <text:list-item>
                  <text:p text:style-name="P9">Execute “xdg-desktop-menu –install –user <text:s/>MENU.menu”</text:p>
                  <text:list>
                    <text:list-item>
                      <text:p text:style-name="P9">Expect exit 0</text:p>
                    </text:list-item>
                    <text:list-item>
                      <text:p text:style-name="P9">Expect no STDOUT</text:p>
                    </text:list-item>
                    <text:list-item>
                      <text:p text:style-name="P9">Expect no STDERR</text:p>
                    </text:list-item>
                  </text:list>
                </text:list-item>
                <text:list-item>
                  <text:p text:style-name="P9">Execute “xdg-desktop-menu –install –user t MENU.directory”</text:p>
                  <text:list>
                    <text:list-item>
                      <text:p text:style-name="P9">Expect exit 0</text:p>
                    </text:list-item>
                    <text:list-item>
                      <text:p text:style-name="P9">Expect no STDOUT</text:p>
                    </text:list-item>
                    <text:list-item>
                      <text:p text:style-name="P9">Expect no STDERR</text:p>
                    </text:list-item>
                  </text:list>
                </text:list-item>
                <text:list-item>
                  <text:p text:style-name="P9">Ask user if <text:s/>exactly one (not two) <text:s/>menu appears in a location TBD.</text:p>
                  <text:list>
                    <text:list-item>
                      <text:p text:style-name="P9">Expect YES</text:p>
                    </text:list-item>
                  </text:list>
                </text:list-item>
              </text:list>
              <text:p text:style-name="P9"><text:span text:style-name="T3">Notes</text:span>:</text:p>
            </text:list-item>
            <text:list-item>
              <text:p text:style-name="P9"><text:span text:style-name="T3">Test</text:span>: Remove non-existant menu item<text:line-break/><text:span text:style-name="T3">Purpose</text:span>: Verify removing a non-esiting menu item does not generate extra errors.<text:line-break/><text:span text:style-name="T3">Description</text:span>:</text:p>
              <text:p text:style-name="P8">Dependencies<text:span text:style-name="T1">:</text:span></text:p>
              <text:list>
                <text:list-item>
                  <text:p text:style-name="P9">USER INTERACTIVE</text:p>
                </text:list-item>
                <text:list-item>
                  <text:p text:style-name="P9">Tests 7.2 (create submenu) and 7.3 (create menu item) are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item>
                      <text:p text:style-name="P9">Create target submenu (see 7.2)</text:p>
                    </text:list-item>
                    <text:list-item>
                      <text:p text:style-name="P9">Create target menuitem in submenu (see 7.3)</text:p>
                    </text:list-item>
                  </text:list>
                </text:list-item>
                <text:list-item>
                  <text:p text:style-name="P9">Execute “xdg-desktop-menu –uninstall –user ITEM.desktop”</text:p>
                  <text:list>
                    <text:list-item>
                      <text:p text:style-name="P9">Expect exit 0</text:p>
                    </text:list-item>
                    <text:list-item>
                      <text:p text:style-name="P9">(Note: we will permit warnings on STDERR/STDOUT)</text:p>
                    </text:list-item>
                  </text:list>
                </text:list-item>
                <text:list-item>
                  <text:p text:style-name="P9">Ask user “Does menu item appear in submenu ”</text:p>
                  <text:list>
                    <text:list-item>
                      <text:p text:style-name="P9">Expect NO</text:p>
                    </text:list-item>
                  </text:list>
                </text:list-item>
              </text:list>
              <text:p text:style-name="P9"><text:span text:style-name="T3">Notes</text:span>:</text:p>
            </text:list-item>
            <text:list-item>
              <text:p text:style-name="P9"><text:span text:style-name="T3">Test</text:span>: Remove non-existant menu<text:line-break/><text:span text:style-name="T3">Purpose</text:span>: Verify removing a non-existing menu does not generate extra errors.<text:line-break/><text:span text:style-name="T3">Description</text:span>: </text:p>
              <text:p text:style-name="P8">Dependencies<text:span text:style-name="T1">:</text:span></text:p>
              <text:list>
                <text:list-item>
                  <text:p text:style-name="P9">USER INTERACTIVE</text:p>
                </text:list-item>
                <text:list-item>
                  <text:p text:style-name="P9">Test 7.2 i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Clear DISPLAY</text:p>
                    </text:list-item>
                  </text:list>
                </text:list-item>
                <text:list-item>
                  <text:p text:style-name="P9">Execute “xdg-desktop-menu –uninstall –user SUB.menu”</text:p>
                  <text:list>
                    <text:list-item>
                      <text:p text:style-name="P9">Expect exit 0</text:p>
                    </text:list-item>
                    <text:list-item>
                      <text:p text:style-name="P9">(we permit warnings on STDERR or STDOUT)</text:p>
                    </text:list-item>
                  </text:list>
                </text:list-item>
                <text:list-item>
                  <text:p text:style-name="P9">Execute “xdg-desktop-menu –uninstall –user SUB.directory”</text:p>
                  <text:list>
                    <text:list-item>
                      <text:p text:style-name="P9">Expect exit 0</text:p>
                    </text:list-item>
                    <text:list-item>
                      <text:p text:style-name="P9">(we permit warnings on STDERR or STDOUT)</text:p>
                    </text:list-item>
                  </text:list>
                </text:list-item>
                <text:list-item>
                  <text:p text:style-name="P9">Ask user “Does menu SUB appear?”</text:p>
                  <text:list>
                    <text:list-item>
                      <text:p text:style-name="P9">Expect NO</text:p>
                    </text:list-item>
                  </text:list>
                </text:list-item>
              </text:list>
              <text:p text:style-name="P9"><text:span text:style-name="T3">Notes/Questions</text:span>: </text:p>
              <text:p text:style-name="P9"><text:span text:style-name="T3">Notes</text:span>:</text:p>
            </text:list-item>
          </text:list>
        </text:list-item>
        <text:list-item>
          <text:p text:style-name="P12"><text:span text:style-name="T3">Utility</text:span>: xdg-screensaver</text:p>
          <text:list>
            <text:list-item>
              <text:p text:style-name="P9">Generic tests.</text:p>
            </text:list-item>
            <text:list-item>
              <text:p text:style-name="P8">Test<text:span text:style-name="T1">: activate<text:line-break/></text:span>Purpose<text:span text:style-name="T1">: Verify screensaver <text:s/>activates immediately.<text:line-break/></text:span>Description<text:span text:style-name="T1">: </text:span></text:p>
              <text:p text:style-name="P8">Dependencies<text:span text:style-name="T1">: </text:span></text:p>
              <text:list>
                <text:list-item>
                  <text:p text:style-name="P9">USER INTERACTIVE</text:p>
                </text:list-item>
                <text:list-item>
                  <text:p text:style-name="P9">Running X serve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struct user “Do not touch machine until after screensaver activates”</text:p>
                </text:list-item>
                <text:list-item>
                  <text:p text:style-name="P9">Execute “xdg-screensaver activate”</text:p>
                  <text:list>
                    <text:list-item>
                      <text:p text:style-name="P9">Expect exit 0;</text:p>
                    </text:list-item>
                    <text:list-item>
                      <text:p text:style-name="P9">expect no STDERR</text:p>
                    </text:list-item>
                    <text:list-item>
                      <text:p text:style-name="P9">expect no STDOUT</text:p>
                    </text:list-item>
                  </text:list>
                </text:list-item>
                <text:list-item>
                  <text:p text:style-name="P9">Ask user “Did screensaver activate immediately?”</text:p>
                  <text:list>
                    <text:list-item>
                      <text:p text:style-name="P9">Expect YES</text:p>
                    </text:list-item>
                  </text:list>
                </text:list-item>
              </text:list>
              <text:p text:style-name="P9"><text:span text:style-name="T3">Notes</text:span>:</text:p>
            </text:list-item>
            <text:list-item>
              <text:p text:style-name="P8">Test<text:span text:style-name="T1">: reset<text:line-break/></text:span>Purpose<text:span text:style-name="T1">: Verify screensaver deactivates on command.<text:line-break/></text:span>Description<text:span text:style-name="T1">: </text:span></text:p>
              <text:p text:style-name="P8">Dependencies<text:span text:style-name="T1">:</text:span></text:p>
              <text:list>
                <text:list-item>
                  <text:p text:style-name="P9">USER INTERACTIVE</text:p>
                </text:list-item>
                <text:list-item>
                  <text:p text:style-name="P9">Running X server</text:p>
                </text:list-item>
                <text:list-item>
                  <text:p text:style-name="P9">Test 9.2 (activate) is PAS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tab/></text:p>
                  <text:list>
                    <text:list-item>
                      <text:p text:style-name="P9">Instruct user “do not touch the machine. The screen saver will turn on and off automatically.”</text:p>
                    </text:list-item>
                    <text:list-item>
                      <text:p text:style-name="P9">Execute “xdg-screensaver acitvate; sleep 1”</text:p>
                    </text:list-item>
                  </text:list>
                </text:list-item>
                <text:list-item>
                  <text:p text:style-name="P9">Execute “xdg-screensaver reset”</text:p>
                  <text:list>
                    <text:list-item>
                      <text:p text:style-name="P9">Expect exit 0</text:p>
                    </text:list-item>
                    <text:list-item>
                      <text:p text:style-name="P9">expect no STDERR</text:p>
                    </text:list-item>
                    <text:list-item>
                      <text:p text:style-name="P9">expect no STDOUT</text:p>
                    </text:list-item>
                  </text:list>
                </text:list-item>
                <text:list-item>
                  <text:p text:style-name="P9">Ask user “Did screensaver deactivate automatically?”</text:p>
                  <text:list>
                    <text:list-item>
                      <text:p text:style-name="P9">Expect YES</text:p>
                    </text:list-item>
                  </text:list>
                </text:list-item>
              </text:list>
              <text:p text:style-name="P9"><text:span text:style-name="T3">Notes</text:span>:</text:p>
            </text:list-item>
            <text:list-item>
              <text:p text:style-name="P8">Test<text:span text:style-name="T1">: suspend delay – set shorter<text:line-break/></text:span>Purpose<text:span text:style-name="T1">: Verify that setting the suspend delay works.<text:line-break/></text:span>Description<text:span text:style-name="T1">: </text:span></text:p>
              <text:p text:style-name="P8">Dependencies<text:span text:style-name="T1">:</text:span></text:p>
              <text:list>
                <text:list-item>
                  <text:p text:style-name="P9">USER INTERACTIVE</text:p>
                </text:list-item>
                <text:list-item>
                  <text:p text:style-name="P9">Running X serve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Ask user to verify that system is set to turn on the screen saver, and that the delay is &gt; 1 minute.</text:p>
                    </text:list-item>
                  </text:list>
                </text:list-item>
                <text:list-item>
                  <text:p text:style-name="P9">Instruct user “screensaver will activate after 1s – do not touch machine until it does.”</text:p>
                </text:list-item>
                <text:list-item>
                  <text:p text:style-name="P9">Execute “xdg-screensaver suspend 1s”</text:p>
                  <text:list>
                    <text:list-item>
                      <text:p text:style-name="P9">Expect exit 0</text:p>
                    </text:list-item>
                    <text:list-item>
                      <text:p text:style-name="P9">expect no STDOUT</text:p>
                    </text:list-item>
                    <text:list-item>
                      <text:p text:style-name="P9">expect no STDERR</text:p>
                    </text:list-item>
                  </text:list>
                </text:list-item>
                <text:list-item>
                  <text:p text:style-name="P9">Wait 1s</text:p>
                </text:list-item>
                <text:list-item>
                  <text:p text:style-name="P9">Ask user “Did screensaver activate?”</text:p>
                  <text:list>
                    <text:list-item>
                      <text:p text:style-name="P9">Expect YES</text:p>
                    </text:list-item>
                  </text:list>
                </text:list-item>
              </text:list>
              <text:p text:style-name="P9"><text:span text:style-name="T3">Notes</text:span>:</text:p>
            </text:list-item>
            <text:list-item>
              <text:p text:style-name="P8">Test<text:span text:style-name="T1">: suspend delay – <text:s/>set longer<text:line-break/></text:span>Purpose<text:span text:style-name="T1">: Verify that setting the suspend delay works.<text:line-break/></text:span>Description<text:span text:style-name="T1">: </text:span></text:p>
              <text:p text:style-name="P8">Dependencies<text:span text:style-name="T1">:</text:span></text:p>
              <text:list>
                <text:list-item>
                  <text:p text:style-name="P9">USER INTERACTIVE</text:p>
                </text:list-item>
                <text:list-item>
                  <text:p text:style-name="P9">Running X server</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Ask user to verify that system is set to turn on the screen saver, and set the delay to 2s</text:p>
                    </text:list-item>
                    <text:list-item>
                      <text:p text:style-name="P9">Instruct user to verify screen saver activates after 2 s.</text:p>
                    </text:list-item>
                  </text:list>
                </text:list-item>
                <text:list-item>
                  <text:p text:style-name="P9">Instruct user “screensaver will activate after 10s – do not touch machine until it does.”</text:p>
                </text:list-item>
                <text:list-item>
                  <text:p text:style-name="P9">Execute “xdg-screensaver suspend 10s”</text:p>
                  <text:list>
                    <text:list-item>
                      <text:p text:style-name="P9">Expect exit 0</text:p>
                    </text:list-item>
                    <text:list-item>
                      <text:p text:style-name="P9">expect no STDERR</text:p>
                    </text:list-item>
                    <text:list-item>
                      <text:p text:style-name="P9">expect no STDOUT</text:p>
                    </text:list-item>
                  </text:list>
                </text:list-item>
                <text:list-item>
                  <text:p text:style-name="P9">Ask user “How soon did the screen saver activate? (2 or 10)</text:p>
                  <text:list>
                    <text:list-item>
                      <text:p text:style-name="P9">Expect 10</text:p>
                    </text:list-item>
                  </text:list>
                </text:list-item>
              </text:list>
            </text:list-item>
            <text:list-item>
              <text:p text:style-name="P8">Test<text:span text:style-name="T1">: restore<text:line-break/></text:span>Purpose<text:span text:style-name="T1">: Verify user's configuration is restored. <text:line-break/></text:span>Description<text:span text:style-name="T1">: </text:span></text:p>
              <text:p text:style-name="P8">Dependencies<text:span text:style-name="T1">:</text:span></text:p>
              <text:list>
                <text:list-item>
                  <text:p text:style-name="P9">USER INTERACTIVE</text:p>
                </text:list-item>
                <text:list-item>
                  <text:p text:style-name="P9">Running X server</text:p>
                </text:list-item>
                <text:list-item>
                  <text:p text:style-name="P9">Test 9.4/9.5 (suspend delay) are PASS</text:p>
                </text:list-item>
                <text:list-item>
                  <text:p text:style-name="P9">User configuration setting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Ask user to disable screensaver.</text:p>
                    </text:list-item>
                    <text:list-item>
                      <text:p text:style-name="P9">Execute “xdg-screensaver suspend 2s; sleep 1”</text:p>
                    </text:list-item>
                  </text:list>
                </text:list-item>
                <text:list-item>
                  <text:p text:style-name="P9">Instruct user “Do not touch the machine for 3 seconds.”</text:p>
                </text:list-item>
                <text:list-item>
                  <text:p text:style-name="P9">Execute “xdg-screensaver restore”</text:p>
                  <text:list>
                    <text:list-item>
                      <text:p text:style-name="P9">Expect exit 0</text:p>
                    </text:list-item>
                    <text:list-item>
                      <text:p text:style-name="P9">expect no STDOUT</text:p>
                    </text:list-item>
                    <text:list-item>
                      <text:p text:style-name="P9">expect no STDERR</text:p>
                    </text:list-item>
                  </text:list>
                </text:list-item>
                <text:list-item>
                  <text:p text:style-name="P9">Ask user “Did screensaver activate?”</text:p>
                  <text:list>
                    <text:list-item>
                      <text:p text:style-name="P9">Expect NO</text:p>
                    </text:list-item>
                  </text:list>
                </text:list-item>
              </text:list>
              <text:p text:style-name="P9"><text:span text:style-name="T3">Notes</text:span>:</text:p>
            </text:list-item>
            <text:list-item>
              <text:p text:style-name="P8">Test<text:span text:style-name="T1">: status – <text:s/>basic no screensaver<text:line-break/></text:span>Purpose<text:span text:style-name="T1">: Verify we can get the status correctly.<text:line-break/></text:span>Description<text:span text:style-name="T1">: </text:span></text:p>
              <text:p text:style-name="P8">Dependencies<text:span text:style-name="T1">:</text:span></text:p>
              <text:list>
                <text:list-item>
                  <text:p text:style-name="P9">Running X server</text:p>
                </text:list-item>
                <text:list-item>
                  <text:p text:style-name="P9">User configuration setting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ask user to disable screensaver</text:p>
                    </text:list-item>
                  </text:list>
                </text:list-item>
                <text:list-item>
                  <text:p text:style-name="P9">Execute “xdg-screensaver status”</text:p>
                  <text:list>
                    <text:list-item>
                      <text:p text:style-name="P9">Expect exit 0</text:p>
                    </text:list-item>
                    <text:list-item>
                      <text:p text:style-name="P9">Expect no STDERR</text:p>
                    </text:list-item>
                    <text:list-item>
                      <text:p text:style-name="P9">Expect STDOUT to match “Enabled: false” exaclty.</text:p>
                    </text:list-item>
                  </text:list>
                </text:list-item>
              </text:list>
              <text:p text:style-name="P9"><text:span text:style-name="T3">Notes</text:span>:</text:p>
            </text:list-item>
            <text:list-item>
              <text:p text:style-name="P8">Test<text:span text:style-name="T1">: status – <text:s/>start with no screensaver<text:line-break/></text:span>Purpose<text:span text:style-name="T1">: Verify we can get the status correctly.<text:line-break/></text:span>Description<text:span text:style-name="T1">: </text:span></text:p>
              <text:p text:style-name="P8">Dependencies<text:span text:style-name="T1">:</text:span></text:p>
              <text:list>
                <text:list-item>
                  <text:p text:style-name="P9">Running X server</text:p>
                </text:list-item>
                <text:list-item>
                  <text:p text:style-name="P9">User configuration setting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ask user to disable screensaver</text:p>
                    </text:list-item>
                  </text:list>
                </text:list-item>
                <text:list-item>
                  <text:p text:style-name="P9">Execute “xdg-screensaver status”</text:p>
                  <text:list>
                    <text:list-item>
                      <text:p text:style-name="P9">Expect exit 0</text:p>
                    </text:list-item>
                    <text:list-item>
                      <text:p text:style-name="P9">Expect no STDERR</text:p>
                    </text:list-item>
                    <text:list-item>
                      <text:p text:style-name="P9">Expect STDOUT to match “Enabled: false” exaclty.</text:p>
                    </text:list-item>
                  </text:list>
                </text:list-item>
                <text:list-item>
                  <text:p text:style-name="P9">Execute “xdg-screensaver suspend 1m”</text:p>
                </text:list-item>
                <text:list-item>
                  <text:p text:style-name="P9">Execute “xdg-screensaver status”</text:p>
                  <text:list>
                    <text:list-item>
                      <text:p text:style-name="P9">Expect exit 0</text:p>
                    </text:list-item>
                    <text:list-item>
                      <text:p text:style-name="P9">Expect no STDERR</text:p>
                    </text:list-item>
                    <text:list-item>
                      <text:p text:style-name="P9">expect STDOUT to match “Enabled: true” exactly</text:p>
                    </text:list-item>
                  </text:list>
                </text:list-item>
                <text:list-item>
                  <text:p text:style-name="P9">Execute “xdg-screensaver reset”</text:p>
                </text:list-item>
                <text:list-item>
                  <text:p text:style-name="P9">Execute “xdg-screensaver status”</text:p>
                  <text:list>
                    <text:list-item>
                      <text:p text:style-name="P9">Expect exit 0</text:p>
                    </text:list-item>
                    <text:list-item>
                      <text:p text:style-name="P9">expect no STDERR</text:p>
                    </text:list-item>
                    <text:list-item>
                      <text:p text:style-name="P9">expect STDOUT to match “Enabled: true” exaclty</text:p>
                    </text:list-item>
                  </text:list>
                </text:list-item>
                <text:list-item>
                  <text:p text:style-name="P9">Execute “xdg-screensaver restore”</text:p>
                </text:list-item>
                <text:list-item>
                  <text:p text:style-name="P9">execute “xdg-screensaver status”</text:p>
                  <text:list>
                    <text:list-item>
                      <text:p text:style-name="P9">Expect exit 0</text:p>
                    </text:list-item>
                    <text:list-item>
                      <text:p text:style-name="P9">expect no STDERR</text:p>
                    </text:list-item>
                    <text:list-item>
                      <text:p text:style-name="P9">expect SDTOUT <text:s/>to match “Enabled: false” exactly</text:p>
                    </text:list-item>
                  </text:list>
                </text:list-item>
              </text:list>
              <text:p text:style-name="P9"><text:span text:style-name="T3">Notes</text:span>:</text:p>
            </text:list-item>
            <text:list-item>
              <text:p text:style-name="P8">Test<text:span text:style-name="T1">: status – <text:s/>start with enabled screensaver<text:line-break/></text:span>Purpose<text:span text:style-name="T1">: Verify we can get the status correctly.<text:line-break/></text:span>Description<text:span text:style-name="T1">: </text:span></text:p>
              <text:p text:style-name="P8">Dependencies<text:span text:style-name="T1">:</text:span></text:p>
              <text:list>
                <text:list-item>
                  <text:p text:style-name="P9">Running X server</text:p>
                </text:list-item>
                <text:list-item>
                  <text:p text:style-name="P9">User configuration settings</text:p>
                </text:list-item>
              </text:list>
              <text:p text:style-name="P8">Test sequence<text:span text:style-name="T1">:</text:span></text:p>
            </text:list-item>
          </text:list>
        </text:list-item>
      </text:list>
      <text:list text:style-name="L4">
        <text:list-item text:start-value="1">
          <text:list>
            <text:list-item text:start-value="1">
              <text:list>
                <text:list-item text:start-value="1">
                  <text:p text:style-name="P9">Initialize</text:p>
                  <text:list>
                    <text:list-item>
                      <text:p text:style-name="P9">ask user to set screen saver to more than <text:s/>5m delay.</text:p>
                    </text:list-item>
                  </text:list>
                </text:list-item>
                <text:list-item>
                  <text:p text:style-name="P9">Execute “xdg-screensaver status”</text:p>
                  <text:list>
                    <text:list-item>
                      <text:p text:style-name="P9">Expect exit 0</text:p>
                    </text:list-item>
                    <text:list-item>
                      <text:p text:style-name="P9">Expect no STDERR</text:p>
                    </text:list-item>
                    <text:list-item>
                      <text:p text:style-name="P9">Expect STDOUT to match “Enabled: true” exaclty.</text:p>
                    </text:list-item>
                  </text:list>
                </text:list-item>
                <text:list-item>
                  <text:p text:style-name="P9">Execute “xdg-screensaver suspend 1m”</text:p>
                </text:list-item>
                <text:list-item>
                  <text:p text:style-name="P9">Execute “xdg-screensaver status”</text:p>
                  <text:list>
                    <text:list-item>
                      <text:p text:style-name="P9">Expect exit 0</text:p>
                    </text:list-item>
                    <text:list-item>
                      <text:p text:style-name="P9">Expect no STDERR</text:p>
                    </text:list-item>
                    <text:list-item>
                      <text:p text:style-name="P9">expect STDOUT to match “Enabled: true” exactly</text:p>
                    </text:list-item>
                  </text:list>
                </text:list-item>
                <text:list-item>
                  <text:p text:style-name="P9">Execute “xdg-screensaver reset”</text:p>
                </text:list-item>
                <text:list-item>
                  <text:p text:style-name="P9">Execute “xdg-screensaver status”</text:p>
                  <text:list>
                    <text:list-item>
                      <text:p text:style-name="P9">Expect exit 0</text:p>
                    </text:list-item>
                    <text:list-item>
                      <text:p text:style-name="P9">expect no STDERR</text:p>
                    </text:list-item>
                    <text:list-item>
                      <text:p text:style-name="P9">expect STDOUT to match “Enabled: true” exaclty</text:p>
                    </text:list-item>
                  </text:list>
                </text:list-item>
                <text:list-item>
                  <text:p text:style-name="P9">Execute “xdg-screensaver restore”</text:p>
                </text:list-item>
                <text:list-item>
                  <text:p text:style-name="P9">execute “xdg-screensaver status”</text:p>
                  <text:list>
                    <text:list-item>
                      <text:p text:style-name="P9">Expect exit 0</text:p>
                    </text:list-item>
                    <text:list-item>
                      <text:p text:style-name="P9">expect no STDERR</text:p>
                    </text:list-item>
                    <text:list-item>
                      <text:p text:style-name="P9">expect SDTOUT <text:s/>to match “Enabled: true” exactly</text:p>
                    </text:list-item>
                  </text:list>
                </text:list-item>
              </text:list>
              <text:p text:style-name="P9"><text:span text:style-name="T3">Notes</text:span>:</text:p>
            </text:list-item>
          </text:list>
        </text:list-item>
        <text:list-item>
          <text:p text:style-name="P19">Utility: xdg-su</text:p>
          <text:list>
            <text:list-item>
              <text:p text:style-name="P20">Test<text:span text:style-name="T1">: no argument test<text:line-break/></text:span>Purpose<text:span text:style-name="T1">: Ensure that xdg-mime exits with an error and usage message when called without required arguments.<text:line-break/></text:span>Description<text:span text:style-name="T1">: Run the utility with no arguments and check the output.</text:span></text:p>
              <text:p text:style-name="P20">Dependencies<text:span text:style-name="T1">:</text:span></text:p>
              <text:p text:style-name="P20">Test sequence<text:span text:style-name="T1">:</text:span></text:p>
            </text:list-item>
          </text:list>
        </text:list-item>
      </text:list>
      <text:list text:style-name="L4">
        <text:list-item text:start-value="1">
          <text:list>
            <text:list-item text:start-value="1">
              <text:list>
                <text:list-item text:start-value="1">
                  <text:p text:style-name="P21">Initialize:</text:p>
                  <text:list>
                    <text:list-item>
                      <text:p text:style-name="P21">Clear DISPLAY</text:p>
                    </text:list-item>
                  </text:list>
                </text:list-item>
                <text:list-item>
                  <text:p text:style-name="P21">Execute “xdg-mime”</text:p>
                  <text:list>
                    <text:list-item>
                      <text:p text:style-name="P21">Expect nonzero exit code.</text:p>
                    </text:list-item>
                    <text:list-item>
                      <text:p text:style-name="P21">Expect no STDOUT</text:p>
                    </text:list-item>
                    <text:list-item>
                      <text:p text:style-name="P21">Expect STDERR</text:p>
                    </text:list-item>
                  </text:list>
                </text:list-item>
              </text:list>
              <text:p text:style-name="P20">Notes<text:span text:style-name="T1">:</text:span></text:p>
            </text:list-item>
            <text:list-item>
              <text:p text:style-name="P20">Test<text:span text:style-name="T1">: su test<text:line-break/></text:span>Purpose<text:span text:style-name="T1">: Verify that the utility executes a command with an alternate user.<text:line-break/></text:span>Description<text:span text:style-name="T1">: Execute a command to return the current user with xdg-su and see that it matches the test user.</text:span></text:p>
              <text:p text:style-name="P20">Dependencies<text:span text:style-name="T1">:</text:span></text:p>
              <text:list>
                <text:list-item>
                  <text:p text:style-name="P21">USER INTERACTIVE</text:p>
                </text:list-item>
                <text:list-item>
                  <text:p text:style-name="P21">Running X server</text:p>
                </text:list-item>
                <text:list-item>
                  <text:p text:style-name="P21">A test user account separate from the one the tests are running in</text:p>
                </text:list-item>
                <text:list-item>
                  <text:p text:style-name="P21">whoami</text:p>
                </text:list-item>
              </text:list>
              <text:p text:style-name="P20">Test sequence<text:span text:style-name="T1">:</text:span></text:p>
            </text:list-item>
          </text:list>
        </text:list-item>
      </text:list>
      <text:list text:style-name="L4">
        <text:list-item text:start-value="1">
          <text:list>
            <text:list-item text:start-value="1">
              <text:list>
                <text:list-item text:start-value="1">
                  <text:p text:style-name="P21">Execute “xdg-su -u testuser -c whoami</text:p>
                </text:list-item>
                <text:list-item>
                  <text:p text:style-name="P21">Ask the user “does the password prompt dialog appear?”</text:p>
                  <text:list>
                    <text:list-item>
                      <text:p text:style-name="P21">Expect YES</text:p>
                    </text:list-item>
                  </text:list>
                </text:list-item>
                <text:list-item>
                  <text:p text:style-name="P21">Instruct the user “Input the password for testuser &amp; click OK”</text:p>
                  <text:list>
                    <text:list-item>
                      <text:p text:style-name="P21">Expect exit 0</text:p>
                    </text:list-item>
                    <text:list-item>
                      <text:p text:style-name="P21">Expect STDOUT to match testuser exactly</text:p>
                    </text:list-item>
                    <text:list-item>
                      <text:p text:style-name="P21">Expect no STDERR</text:p>
                    </text:list-item>
                  </text:list>
                </text:list-item>
              </text:list>
              <text:p text:style-name="P21"><text:span text:style-name="T3">Notes</text:span>:</text:p>
            </text:list-item>
            <text:list-item>
              <text:p text:style-name="P20">Test<text:span text:style-name="T1">: no -c argument (bug 7136)<text:line-break/></text:span>Purpose<text:span text:style-name="T1">: verify that xdg-su exits correctly when called without -c. (See bug 7136)<text:line-break/></text:span>Description<text:span text:style-name="T1">: Run xdg-su without -c and expect an error/usage message.</text:span></text:p>
              <text:p text:style-name="P20">Dependencies<text:span text:style-name="T1">:</text:span></text:p>
              <text:list>
                <text:list-item>
                  <text:p text:style-name="P21">USER INTERACTIVE</text:p>
                </text:list-item>
                <text:list-item>
                  <text:p text:style-name="P21">Running X server</text:p>
                </text:list-item>
              </text:list>
              <text:p text:style-name="P20">Test sequence<text:span text:style-name="T1">:</text:span></text:p>
            </text:list-item>
          </text:list>
        </text:list-item>
      </text:list>
      <text:list text:style-name="L4">
        <text:list-item text:start-value="1">
          <text:list>
            <text:list-item text:start-value="1">
              <text:list>
                <text:list-item text:start-value="1">
                  <text:p text:style-name="P21">Execute “xdg-su whoami”</text:p>
                  <text:list>
                    <text:list-item>
                      <text:p text:style-name="P21">Expect non-zero exit.</text:p>
                    </text:list-item>
                    <text:list-item>
                      <text:p text:style-name="P21">Expect STDOUT</text:p>
                    </text:list-item>
                  </text:list>
                </text:list-item>
                <text:list-item>
                  <text:p text:style-name="P21">Ask user “were you prompted for a password?”</text:p>
                  <text:list>
                    <text:list-item>
                      <text:p text:style-name="P21">Expect NO</text:p>
                    </text:list-item>
                  </text:list>
                </text:list-item>
              </text:list>
              <text:p text:style-name="P21"><text:span text:style-name="T3">Notes</text:span>:</text:p>
            </text:list-item>
          </text:list>
        </text:list-item>
      </text:list>
      <text:p text:style-name="P3"/>
      <text:p text:style-name="P3"/>
      <text:p text:style-name="P3">Use case test descriptions: </text:p>
      <text:list text:style-name="L9">
        <text:list-item>
          <text:p text:style-name="P22">Associate an icon (xdg-icon) with a mime type (xdg-mime). Open a directory containing a file of that type (xdg-open) and verify that the icon displayed.</text:p>
        </text:list-item>
        <text:list-item>
          <text:p text:style-name="P22">Associate a mime type with an application test to see that </text:p>
          <text:list>
            <text:list-item>
              <text:p text:style-name="P22">The application is returned by 'xdg-mime query default FILE'</text:p>
            </text:list-item>
            <text:list-item>
              <text:p text:style-name="P22">The application is started by 'xdg-open FILE'</text:p>
            </text:list-item>
          </text:list>
        </text:list-item>
        <text:list-item>
          <text:p text:style-name="P22">RPM use case. Create an RPM to install a dummy application and mime type using xdg-utils. Verify files of that type are displayed correctly and the application opens that typ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tab-stops>
          <style:tab-stop style:position="3.4626in" style:type="center"/>
          <style:tab-stop style:position="6.9445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pm1">
      <style:footer>
        <text:p text:style-name="P1">p. <text:page-number text:select-page="current">1</text:page-number><text:tab/><text:tab/><text:date style:data-style-name="N37" text:date-value="2006-06-21T16:21:08">06/21/06</text:date> <text:s/><text:time style:data-style-name="N43" text:time-value="2006-06-21T16:21:08">04:21:08 PM</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Tom Whipple</meta:initial-creator>
    <meta:creation-date>2006-06-01T13:55:23</meta:creation-date>
    <dc:date>2006-06-21T16:21:08</dc:date>
    <meta:printed-by>Tom Whipple</meta:printed-by>
    <meta:print-date>2006-06-21T09:21:30</meta:print-date>
    <dc:language>en-US</dc:language>
    <meta:editing-cycles>53</meta:editing-cycles>
    <meta:editing-duration>P10DT13H21M45S</meta:editing-duration>
    <meta:user-defined meta:name="Info 1"/>
    <meta:user-defined meta:name="Info 2"/>
    <meta:user-defined meta:name="Info 3"/>
    <meta:user-defined meta:name="Info 4"/>
    <meta:document-statistic meta:table-count="0" meta:image-count="0" meta:object-count="0" meta:page-count="27" meta:paragraph-count="862" meta:word-count="5196" meta:character-count="32677"/>
  </office:meta>
</office:document-meta>
</file>